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3">
      <style:paragraph-properties fo:line-height="9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00" style:text-line-through-type="none" style:text-line-through-style="none" style:text-line-through-width="auto" style:text-line-through-color="font-color" style:text-position="-25% 66.6667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9">
      <style:paragraph-properties fo:line-height="100%" fo:text-align="left" style:tab-stop-distance="0.897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draw:fill="none" draw:stroke="solid" svg:stroke-width="0.01042in" svg:stroke-color="#000000" svg:stroke-opacity="100%" draw:stroke-linejoin="miter"/>
    </style:style>
    <style:style style:family="presentation" style:name="a1432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4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897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no-wrap" fo:padding-top="0.04487in" fo:padding-bottom="0.04487in" fo:padding-left="0.08974in" fo:padding-right="0.08974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0.897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no-wrap" fo:padding-top="0.04487in" fo:padding-bottom="0.04487in" fo:padding-left="0.08974in" fo:padding-right="0.08974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00" style:text-line-through-type="none" style:text-line-through-style="none" style:text-line-through-width="auto" style:text-line-through-color="font-color" style:text-position="-25% 66.6667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897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0.897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3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4">
      <style:graphic-properties draw:fill="none" draw:stroke="solid" svg:stroke-width="0.01042in" svg:stroke-color="#000000" svg:stroke-opacity="100%" draw:stroke-linejoin="miter"/>
    </style:style>
    <style:style style:family="paragraph" style:name="a1188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0.897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897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4487in" fo:padding-bottom="0.04487in" fo:padding-left="0.08974in" fo:padding-right="0.08974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0.897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4487in" fo:padding-bottom="0.04487in" fo:padding-left="0.08974in" fo:padding-right="0.08974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draw:fill="none" draw:stroke="solid" svg:stroke-width="0.01042in" svg:stroke-color="#000000" svg:stroke-opacity="100%" draw:stroke-linejoin="miter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3">
      <style:drawing-page-properties draw:fill="solid" draw:fill-color="#0b5395" draw:opacity="100%" presentation:transition-type="manual" presentation:transition-speed="fast" smil:type="barWipe" smil:subtype="topTo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1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1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543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201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draw:fill="none" draw:stroke="solid" svg:stroke-width="0.01042in" svg:stroke-color="#000000" svg:stroke-opacity="100%" draw:stroke-linejoin="miter"/>
    </style:style>
    <style:style style:family="presentation" style:name="a1281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0b5395" draw:opacity="100%" presentation:transition-type="manual" presentation:transition-speed="fast" smil:type="barWipe" smil:subtype="topTo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9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1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201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201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80%" fo:text-align="left" style:tab-stop-distance="0.5173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4">
      <style:graphic-properties draw:fill="none" draw:stroke="solid" svg:stroke-width="0.01042in" svg:stroke-color="#000000" svg:stroke-opacity="100%" draw:stroke-linejoin="miter"/>
    </style:style>
    <style:style style:family="presentation" style:name="a1385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7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draw:fill="none" draw:stroke="solid" svg:stroke-width="0.01042in" svg:stroke-color="#000000" svg:stroke-opacity="100%" draw:stroke-linejoin="miter"/>
    </style:style>
    <style:style style:family="presentation" style:name="a1478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8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8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0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201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0.5173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8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8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5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0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80%" fo:text-align="left" style:tab-stop-distance="1in" fo:margin-left="1.29861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8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draw:fill="none" draw:stroke="solid" svg:stroke-width="0.01042in" svg:stroke-color="#000000" svg:stroke-opacity="100%" draw:stroke-linejoin="miter"/>
    </style:style>
    <style:style style:family="graphic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5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6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8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.02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none" draw:stroke="solid" svg:stroke-width="0.01042in" svg:stroke-color="#000000" svg:stroke-opacity="100%" draw:stroke-linejoin="miter"/>
    </style:style>
    <style:style style:family="presentation" style:name="a1149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6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8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8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80%" fo:text-align="left" style:tab-stop-distance="1in" fo:margin-left="0.69965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80%" fo:text-align="left" style:tab-stop-distance="1in" fo:margin-left="0.29861in" fo:margin-right="0in" fo:text-indent="-0.2986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4635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1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03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164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514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93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06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167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420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96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17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182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409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423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99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104in"/>
      </text:list-level-style-number>
      <text:list-level-style-number text:level="3" style:num-format="">
        <style:list-level-properties text:space-before="0.70139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0035in"/>
      </text:list-level-style-number>
      <text:list-level-style-number text:level="6" style:num-format="">
        <style:list-level-properties text:space-before="1.60139in"/>
      </text:list-level-style-number>
      <text:list-level-style-number text:level="7" style:num-format="">
        <style:list-level-properties text:space-before="1.80139in"/>
      </text:list-level-style-number>
      <text:list-level-style-number text:level="8" style:num-format="">
        <style:list-level-properties text:space-before="2.10139in"/>
      </text:list-level-style-number>
      <text:list-level-style-number text:level="9" style:num-format="">
        <style:list-level-properties text:space-before="2.40139in"/>
      </text:list-level-style-number>
    </text:list-style>
    <text:list-style style:name="a1185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0104in"/>
      </text:list-level-style-number>
      <text:list-level-style-number text:level="3" style:num-format="">
        <style:list-level-properties text:space-before="0.70139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0035in"/>
      </text:list-level-style-number>
      <text:list-level-style-number text:level="6" style:num-format="">
        <style:list-level-properties text:space-before="1.60139in"/>
      </text:list-level-style-number>
      <text:list-level-style-number text:level="7" style:num-format="">
        <style:list-level-properties text:space-before="1.80139in"/>
      </text:list-level-style-number>
      <text:list-level-style-number text:level="8" style:num-format="">
        <style:list-level-properties text:space-before="2.10139in"/>
      </text:list-level-style-number>
      <text:list-level-style-number text:level="9" style:num-format="">
        <style:list-level-properties text:space-before="2.40139in"/>
      </text:list-level-style-number>
    </text:list-style>
    <text:list-style style:name="a1426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4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50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44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53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47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56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6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71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559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64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74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502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577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469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170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158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20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87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173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508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14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23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394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176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17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26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179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2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450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53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562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456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565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472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8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68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400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584">
      <text:list-level-style-number text:level="1" style:num-format="">
        <style:list-level-properties text:space-before="0.06944in" text:min-label-width="0.22917in"/>
      </text:list-level-style-number>
      <text:list-level-style-number text:level="2" style:num-format="">
        <style:list-level-properties text:space-before="0.47049in" text:min-label-width="0.22917in"/>
      </text:list-level-style-number>
      <text:list-level-style-number text:level="3" style:num-format="">
        <style:list-level-properties text:space-before="0.77083in" text:min-label-width="0.22917in"/>
      </text:list-level-style-number>
      <text:list-level-style-number text:level="4" style:num-format="">
        <style:list-level-properties text:space-before="1.06944in" text:min-label-width="0.22917in"/>
      </text:list-level-style-number>
      <text:list-level-style-number text:level="5" style:num-format="">
        <style:list-level-properties text:space-before="1.36979in" text:min-label-width="0.22917in"/>
      </text:list-level-style-number>
      <text:list-level-style-number text:level="6" style:num-format="">
        <style:list-level-properties text:space-before="1.67083in" text:min-label-width="0.22917in"/>
      </text:list-level-style-number>
      <text:list-level-style-number text:level="7" style:num-format="">
        <style:list-level-properties text:space-before="1.87083in" text:min-label-width="0.22917in"/>
      </text:list-level-style-number>
      <text:list-level-style-number text:level="8" style:num-format="">
        <style:list-level-properties text:space-before="2.17083in" text:min-label-width="0.22917in"/>
      </text:list-level-style-number>
      <text:list-level-style-number text:level="9" style:num-format="">
        <style:list-level-properties text:space-before="2.47083in" text:min-label-width="0.22917in"/>
      </text:list-level-style-number>
    </text:list-style>
    <text:list-style style:name="a116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</office:automatic-styles>
  <office:body>
    <office:presentation>
      <draw:page draw:name="Slide1" draw:style-name="a1140" draw:master-page-name="Master1-Layout1-title-Титульный-слайд" presentation:presentation-page-layout-name="Master1-PPL1">
        <draw:frame draw:id="id167" presentation:style-name="a1144" draw:name="Rectangle 2" svg:x="0.75in" svg:y="1.25in" svg:width="8.5in" svg:height="3.08333in" presentation:class="title" presentation:placeholder="false">
          <draw:text-box>
            <text:p text:style-name="a1143" text:class-names="" text:cond-style-name=""><text:span text:style-name="a1141" text:class-names=""><text:line-break/>How do we measure disease, define risks, and then make use of this information? <text:line-break/></text:span><text:span text:style-name="a1142" text:class-names=""/></text:p>
          </draw:text-box>
          <svg:desc/>
        </draw:frame>
        <presentation:notes draw:style-name="a1150">
          <draw:frame draw:id="id168" draw:style-name="a1147" draw:name="Rectangle 7" svg:x="4.32813in" svg:y="9.63194in" svg:width="3.31076in" svg:height="0.50694in">
            <draw:text-box>
              <text:p text:style-name="a1146" text:class-names="" text:cond-style-name=""><text:span text:style-name="a1145" text:class-names=""><text:page-number style:num-format="1" text:fixed="false"/></text:span></text:p>
            </draw:text-box>
            <svg:desc/>
          </draw:frame>
          <draw:page-thumbnail draw:page-number="1" svg:x="1.28472in" svg:y="0.76042in" svg:width="5.06944in" svg:height="3.80208in" presentation:class="page" draw:id="id169" presentation:style-name="a1148" draw:name="Rectangle 2">
            <svg:desc/>
          </draw:page-thumbnail>
          <draw:frame draw:id="id170" presentation:style-name="a1149" draw:name="Rectangle 3" svg:x="1.0191in" svg:y="4.81597in" svg:width="5.60069in" svg:height="4.5625in" presentation:class="notes" presentation:placeholder="true">
            <draw:text-box/>
            <svg:desc/>
          </draw:frame>
        </presentation:notes>
      </draw:page>
      <draw:page draw:name="Slide31" draw:style-name="a1151" draw:master-page-name="Master1-Layout2-obj-Заголовок-и-объект" presentation:presentation-page-layout-name="Master1-PPL2">
        <draw:frame draw:id="id171" presentation:style-name="a1155" draw:name="Rectangle 2" svg:x="0.33333in" svg:y="0.25in" svg:width="9.41667in" svg:height="1.25in" presentation:class="title" presentation:placeholder="false">
          <draw:text-box>
            <text:p text:style-name="a1154" text:class-names="" text:cond-style-name=""><text:span text:style-name="a1152" text:class-names="">Measures of Effect <text:line-break/></text:span><text:span text:style-name="a1153" text:class-names="">Presentation and Interpretation of Information on Risk</text:span></text:p>
          </draw:text-box>
          <svg:desc/>
        </draw:frame>
        <draw:frame draw:id="id172" presentation:style-name="a1186" draw:name="Rectangle 3" svg:x="0.66667in" svg:y="1.66667in" svg:width="8.5in" svg:height="4.5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Information on the effect of a treatment can be presented in several different ways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2" text:class-names="">Relative Risk (RR)</text:span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5" text:class-names="">Relative Risk Reduction (RRR)</text:span>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8" text:class-names="">Absolute Risk Reduction (ARR)</text:span></text:p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1" text:class-names="">NNT (Number needed to treat)</text:span></text:p>
                  </text:list-item>
                </text:list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The way risk information is presented can have a profound effect on clinical decisions (both on part of patients and doctors) </text:span></text:p>
              </text:list-item>
            </text:list>
            <text:list text:style-name="a1182">
              <text:list-item>
                <text:list text:style-name="a1182">
                  <text:list-item>
                    <text:p text:style-name="a1181" text:class-names="" text:cond-style-name=""><text:span text:style-name="a1180" text:class-names=""/></text:p>
                  </text:list-item>
                </text:list>
              </text:list-item>
            </text:list>
            <text:list text:style-name="a1185">
              <text:list-item>
                <text:list text:style-name="a1185">
                  <text:list-item>
                    <text:list text:style-name="a1185">
                      <text:list-item>
                        <text:p text:style-name="a1184" text:class-names="" text:cond-style-name=""><text:span text:style-name="a1183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presentation:notes draw:style-name="a1192">
          <draw:frame draw:id="id173" draw:style-name="a1189" draw:name="Rectangle 7" svg:x="4.32813in" svg:y="9.63194in" svg:width="3.31076in" svg:height="0.50694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desc/>
          </draw:frame>
          <draw:page-thumbnail draw:page-number="2" svg:x="1.28472in" svg:y="0.76042in" svg:width="5.06944in" svg:height="3.80208in" presentation:class="page" draw:id="id174" presentation:style-name="a1190" draw:name="Rectangle 2">
            <svg:desc/>
          </draw:page-thumbnail>
          <draw:frame draw:id="id175" presentation:style-name="a1191" draw:name="Rectangle 3" svg:x="1.0191in" svg:y="4.81597in" svg:width="5.60069in" svg:height="4.5625in" presentation:class="notes" presentation:placeholder="true">
            <draw:text-box/>
            <svg:desc/>
          </draw:frame>
        </presentation:notes>
      </draw:page>
      <draw:page draw:name="Slide46" draw:style-name="a1193" draw:master-page-name="Master1-Layout2-obj-Заголовок-и-объект" presentation:presentation-page-layout-name="Master1-PPL2">
        <draw:custom-shape svg:x="2.83333in" svg:y="2.41667in" svg:width="4.32292in" svg:height="3.17361in" draw:id="id176" draw:style-name="a1196" draw:name="AutoShape 2">
          <svg:desc/>
          <text:p text:style-name="a1195" text:class-names="" text:cond-style-name=""><text:span text:style-name="a11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 draw:mirror-vertical="true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3333in" svg:y="4in" svg:width="4.32292in" svg:height="0in" draw:id="id177" draw:style-name="a1199" draw:name="Line 3">
          <svg:desc/>
          <text:p text:style-name="a1198" text:class-names="" text:cond-style-name=""><text:span text:style-name="a11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3333in" svg:y="2.41667in" svg:width="0in" svg:height="3.13194in" draw:id="id178" draw:style-name="a1202" draw:name="Line 4">
          <svg:desc/>
          <text:p text:style-name="a1201" text:class-names="" text:cond-style-name=""><text:span text:style-name="a12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9" presentation:style-name="a1207" draw:name="Rectangle 5" svg:x="0.42535in" svg:y="0.41667in" svg:width="9.70486in" svg:height="0.6059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3" text:class-names="">The 2 x 2 Table – Clinical Intervention Study (RCT)</text:span><text:span text:style-name="a1204" text:class-names=""/></text:p>
              </text:list-item>
            </text:list>
          </draw:text-box>
          <svg:desc/>
        </draw:frame>
        <draw:frame draw:id="id180" draw:style-name="a1211" draw:name="Text Box 6" svg:x="4.16667in" svg:y="1.41667in" svg:width="1.53472in" svg:height="0.36806in">
          <draw:text-box>
            <text:p text:style-name="a1210" text:class-names="" text:cond-style-name=""><text:span text:style-name="a1208" text:class-names="">Outcome</text:span><text:span text:style-name="a1209" text:class-names=""/></text:p>
          </draw:text-box>
          <svg:desc/>
        </draw:frame>
        <draw:frame draw:id="id181" draw:style-name="a1214" draw:name="Text Box 7" svg:x="3.27431in" svg:y="2.03299in" svg:width="2.07813in" svg:height="0.32465in">
          <draw:text-box>
            <text:p text:style-name="a1213" text:class-names="" text:cond-style-name=""><text:span text:style-name="a1212" text:class-names="">Yes</text:span></text:p>
          </draw:text-box>
          <svg:desc/>
        </draw:frame>
        <draw:frame draw:id="id182" draw:style-name="a1217" draw:name="Text Box 8" svg:x="5.65625in" svg:y="2.04167in" svg:width="1.97917in" svg:height="0.60243in">
          <draw:text-box>
            <text:p text:style-name="a1216" text:class-names="" text:cond-style-name=""><text:span text:style-name="a1215" text:class-names="">No</text:span></text:p>
          </draw:text-box>
          <svg:desc/>
        </draw:frame>
        <draw:frame draw:id="id183" draw:style-name="a1220" draw:name="Text Box 9" svg:x="0.41667in" svg:y="3.08333in" svg:width="1.86632in" svg:height="0.81944in">
          <draw:text-box>
            <text:p text:style-name="a1219" text:class-names="" text:cond-style-name=""><text:span text:style-name="a1218" text:class-names="">Treatment Group</text:span></text:p>
          </draw:text-box>
          <svg:desc/>
        </draw:frame>
        <draw:frame draw:id="id184" draw:style-name="a1224" draw:name="Text Box 10" svg:x="0.41667in" svg:y="2.5in" svg:width="2.58333in" svg:height="0.41667in">
          <draw:text-box>
            <text:p text:style-name="a1223" text:class-names="" text:cond-style-name=""><text:span text:style-name="a1221" text:class-names="">Intervention (t)</text:span><text:span text:style-name="a1222" text:class-names=""/></text:p>
          </draw:text-box>
          <svg:desc/>
        </draw:frame>
        <draw:frame draw:id="id185" draw:style-name="a1228" draw:name="Text Box 11" svg:x="0.41667in" svg:y="4.66667in" svg:width="2.44097in" svg:height="0.91667in">
          <draw:text-box>
            <text:p text:style-name="a1227" text:class-names="" text:cond-style-name=""><text:span text:style-name="a1225" text:class-names="">Control (placebo) (c)</text:span><text:span text:style-name="a1226" text:class-names=""/></text:p>
          </draw:text-box>
          <svg:desc/>
        </draw:frame>
        <draw:frame draw:id="id186" draw:style-name="a1232" draw:name="Text Box 12" svg:x="3.66667in" svg:y="3in" svg:width="0.5625in" svg:height="0.47396in">
          <draw:text-box>
            <text:p text:style-name="a1231" text:class-names="" text:cond-style-name=""><text:span text:style-name="a1229" text:class-names="">a</text:span><text:span text:style-name="a1230" text:class-names=""/></text:p>
          </draw:text-box>
          <svg:desc/>
        </draw:frame>
        <draw:frame draw:id="id187" draw:style-name="a1236" draw:name="Text Box 13" svg:x="5.75in" svg:y="3in" svg:width="0.56076in" svg:height="0.47569in">
          <draw:text-box>
            <text:p text:style-name="a1235" text:class-names="" text:cond-style-name=""><text:span text:style-name="a1233" text:class-names="">b</text:span><text:span text:style-name="a1234" text:class-names=""/></text:p>
          </draw:text-box>
          <svg:desc/>
        </draw:frame>
        <draw:frame draw:id="id188" draw:style-name="a1240" draw:name="Text Box 14" svg:x="3.75in" svg:y="4.58333in" svg:width="0.58507in" svg:height="0.47396in">
          <draw:text-box>
            <text:p text:style-name="a1239" text:class-names="" text:cond-style-name=""><text:span text:style-name="a1237" text:class-names="">c</text:span><text:span text:style-name="a1238" text:class-names=""/></text:p>
          </draw:text-box>
          <svg:desc/>
        </draw:frame>
        <draw:frame draw:id="id189" draw:style-name="a1244" draw:name="Text Box 15" svg:x="5.83333in" svg:y="4.58333in" svg:width="0.58507in" svg:height="0.47396in">
          <draw:text-box>
            <text:p text:style-name="a1243" text:class-names="" text:cond-style-name=""><text:span text:style-name="a1241" text:class-names="">d</text:span><text:span text:style-name="a1242" text:class-names=""/></text:p>
          </draw:text-box>
          <svg:desc/>
        </draw:frame>
        <draw:frame draw:id="id190" draw:style-name="a1247" draw:name="Text Box 16" svg:x="4.83333in" svg:y="3.58333in" svg:width="0.24826in" svg:height="0.47396in">
          <draw:text-box>
            <text:p text:style-name="a1246" text:class-names="" text:cond-style-name=""><text:span text:style-name="a1245" text:class-names=""/></text:p>
          </draw:text-box>
          <svg:desc/>
        </draw:frame>
        <draw:frame draw:id="id191" draw:style-name="a1250" draw:name="Text Box 17" svg:x="5.49306in" svg:y="3.57986in" svg:width="0.25in" svg:height="0.47569in">
          <draw:text-box>
            <text:p text:style-name="a1249" text:class-names="" text:cond-style-name=""><text:span text:style-name="a1248" text:class-names=""/></text:p>
          </draw:text-box>
          <svg:desc/>
        </draw:frame>
        <draw:frame draw:id="id192" draw:style-name="a1253" draw:name="Text Box 18" svg:x="5.08333in" svg:y="4in" svg:width="0.22917in" svg:height="0.47569in">
          <draw:text-box>
            <text:p text:style-name="a1252" text:class-names="" text:cond-style-name=""><text:span text:style-name="a1251" text:class-names=""/></text:p>
          </draw:text-box>
          <svg:desc/>
        </draw:frame>
        <draw:frame draw:id="id193" draw:style-name="a1256" draw:name="Text Box 19" svg:x="5.51389in" svg:y="4.01042in" svg:width="0.25in" svg:height="0.47569in">
          <draw:text-box>
            <text:p text:style-name="a1255" text:class-names="" text:cond-style-name=""><text:span text:style-name="a1254" text:class-names=""/></text:p>
          </draw:text-box>
          <svg:desc/>
        </draw:frame>
        <draw:frame draw:id="id194" draw:style-name="a1265" draw:name="Text Box 22" svg:x="7.33333in" svg:y="3in" svg:width="2.52333in" svg:height="0.46086in">
          <draw:text-box>
            <text:p text:style-name="a1264" text:class-names="" text:cond-style-name=""><text:span text:style-name="a1257" text:class-names="">Risk</text:span><text:span text:style-name="a1258" text:class-names="">t</text:span><text:span text:style-name="a1259" text:class-names=""> = a /<text:s text:c="1"/></text:span><text:span text:style-name="a1260" text:class-names="">(a<text:s text:c="1"/></text:span><text:span text:style-name="a1261" text:class-names="">+<text:s text:c="1"/></text:span><text:span text:style-name="a1262" text:class-names="">b)</text:span><text:span text:style-name="a1263" text:class-names=""/></text:p>
          </draw:text-box>
          <svg:desc/>
        </draw:frame>
        <draw:frame draw:id="id195" draw:style-name="a1276" draw:name="Text Box 23" svg:x="7.33333in" svg:y="4.5in" svg:width="2.66667in" svg:height="0.8316in">
          <draw:text-box>
            <text:p text:style-name="a1273" text:class-names="" text:cond-style-name=""><text:span text:style-name="a1266" text:class-names="">Risk</text:span><text:span text:style-name="a1267" text:class-names="">c</text:span><text:span text:style-name="a1268" text:class-names=""> = c /<text:s text:c="1"/></text:span><text:span text:style-name="a1269" text:class-names="">(c<text:s text:c="1"/></text:span><text:span text:style-name="a1270" text:class-names="">+<text:s text:c="1"/></text:span><text:span text:style-name="a1271" text:class-names="">d)</text:span><text:span text:style-name="a1272" text:class-names=""/></text:p>
            <text:p text:style-name="a1275" text:class-names="" text:cond-style-name=""><text:span text:style-name="a1274" text:class-names=""/></text:p>
          </draw:text-box>
          <svg:desc/>
        </draw:frame>
        <presentation:notes draw:style-name="a1282">
          <draw:frame draw:id="id196" draw:style-name="a1279" draw:name="Rectangle 7" svg:x="4.32813in" svg:y="9.63194in" svg:width="3.31076in" svg:height="0.50694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desc/>
          </draw:frame>
          <draw:page-thumbnail draw:page-number="3" svg:x="1.28472in" svg:y="0.76042in" svg:width="5.06944in" svg:height="3.80208in" presentation:class="page" draw:id="id197" presentation:style-name="a1280" draw:name="Rectangle 2">
            <svg:desc/>
          </draw:page-thumbnail>
          <draw:frame draw:id="id198" presentation:style-name="a1281" draw:name="Rectangle 3" svg:x="1.0191in" svg:y="4.81597in" svg:width="5.60069in" svg:height="4.5625in" presentation:class="notes" presentation:placeholder="true">
            <draw:text-box/>
            <svg:desc/>
          </draw:frame>
        </presentation:notes>
      </draw:page>
      <draw:page draw:name="Slide47" draw:style-name="a1283" draw:master-page-name="Master1-Layout2-obj-Заголовок-и-объект" presentation:presentation-page-layout-name="Master1-PPL2">
        <draw:custom-shape svg:x="2.83333in" svg:y="2.41667in" svg:width="4.32292in" svg:height="3.17361in" draw:id="id199" draw:style-name="a1286" draw:name="AutoShape 2">
          <svg:desc/>
          <text:p text:style-name="a1285" text:class-names="" text:cond-style-name=""><text:span text:style-name="a12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 draw:mirror-vertical="true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3333in" svg:y="4in" svg:width="4.32292in" svg:height="0in" draw:id="id200" draw:style-name="a1289" draw:name="Line 3">
          <svg:desc/>
          <text:p text:style-name="a1288" text:class-names="" text:cond-style-name=""><text:span text:style-name="a12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3333in" svg:y="2.41667in" svg:width="0in" svg:height="3.13194in" draw:id="id201" draw:style-name="a1292" draw:name="Line 4">
          <svg:desc/>
          <text:p text:style-name="a1291" text:class-names="" text:cond-style-name=""><text:span text:style-name="a12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2" presentation:style-name="a1296" draw:name="Rectangle 5" svg:x="0.42535in" svg:y="0.16667in" svg:width="9.32465in" svg:height="0.83333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>Example – RCT of Endoscopic Ligation vs. Endoscopic Sclerotherapy For Bleeding Esophageal Varices </text:span></text:p>
              </text:list-item>
            </text:list>
          </draw:text-box>
          <svg:desc/>
        </draw:frame>
        <draw:frame draw:id="id203" draw:style-name="a1300" draw:name="Text Box 6" svg:x="4.16667in" svg:y="1.41667in" svg:width="1.53472in" svg:height="0.36806in">
          <draw:text-box>
            <text:p text:style-name="a1299" text:class-names="" text:cond-style-name=""><text:span text:style-name="a1297" text:class-names="">Outcome</text:span><text:span text:style-name="a1298" text:class-names=""/></text:p>
          </draw:text-box>
          <svg:desc/>
        </draw:frame>
        <draw:frame draw:id="id204" draw:style-name="a1303" draw:name="Text Box 7" svg:x="3.33333in" svg:y="2in" svg:width="1.33333in" svg:height="0.32465in">
          <draw:text-box>
            <text:p text:style-name="a1302" text:class-names="" text:cond-style-name=""><text:span text:style-name="a1301" text:class-names="">Death</text:span></text:p>
          </draw:text-box>
          <svg:desc/>
        </draw:frame>
        <draw:frame draw:id="id205" draw:style-name="a1306" draw:name="Text Box 8" svg:x="5.25in" svg:y="2in" svg:width="1.97917in" svg:height="0.60243in">
          <draw:text-box>
            <text:p text:style-name="a1305" text:class-names="" text:cond-style-name=""><text:span text:style-name="a1304" text:class-names="">Survival</text:span></text:p>
          </draw:text-box>
          <svg:desc/>
        </draw:frame>
        <draw:frame draw:id="id206" draw:style-name="a1309" draw:name="Text Box 9" svg:x="0.41667in" svg:y="3.25in" svg:width="1.86632in" svg:height="0.81944in">
          <draw:text-box>
            <text:p text:style-name="a1308" text:class-names="" text:cond-style-name=""><text:span text:style-name="a1307" text:class-names="">Treatment Group</text:span></text:p>
          </draw:text-box>
          <svg:desc/>
        </draw:frame>
        <draw:frame draw:id="id207" draw:style-name="a1313" draw:name="Text Box 10" svg:x="0.41667in" svg:y="2.83333in" svg:width="1.91667in" svg:height="0.5in">
          <draw:text-box>
            <text:p text:style-name="a1312" text:class-names="" text:cond-style-name=""><text:span text:style-name="a1310" text:class-names="">Ligation (t)</text:span><text:span text:style-name="a1311" text:class-names=""/></text:p>
          </draw:text-box>
          <svg:desc/>
        </draw:frame>
        <draw:frame draw:id="id208" draw:style-name="a1317" draw:name="Text Box 11" svg:x="0.33333in" svg:y="4.25in" svg:width="2.44097in" svg:height="0.5in">
          <draw:text-box>
            <text:p text:style-name="a1316" text:class-names="" text:cond-style-name=""><text:span text:style-name="a1314" text:class-names="">Sclerotherapy (c)</text:span><text:span text:style-name="a1315" text:class-names=""/></text:p>
          </draw:text-box>
          <svg:desc/>
        </draw:frame>
        <draw:frame draw:id="id209" draw:style-name="a1321" draw:name="Text Box 12" svg:x="3.66667in" svg:y="3in" svg:width="0.5625in" svg:height="0.47396in">
          <draw:text-box>
            <text:p text:style-name="a1320" text:class-names="" text:cond-style-name=""><text:span text:style-name="a1318" text:class-names="">18</text:span><text:span text:style-name="a1319" text:class-names=""/></text:p>
          </draw:text-box>
          <svg:desc/>
        </draw:frame>
        <draw:frame draw:id="id210" draw:style-name="a1325" draw:name="Text Box 13" svg:x="5.75in" svg:y="3in" svg:width="0.56076in" svg:height="0.47569in">
          <draw:text-box>
            <text:p text:style-name="a1324" text:class-names="" text:cond-style-name=""><text:span text:style-name="a1322" text:class-names="">46</text:span><text:span text:style-name="a1323" text:class-names=""/></text:p>
          </draw:text-box>
          <svg:desc/>
        </draw:frame>
        <draw:frame draw:id="id211" draw:style-name="a1329" draw:name="Text Box 14" svg:x="3.75in" svg:y="4.58333in" svg:width="0.58507in" svg:height="0.47396in">
          <draw:text-box>
            <text:p text:style-name="a1328" text:class-names="" text:cond-style-name=""><text:span text:style-name="a1326" text:class-names="">29</text:span><text:span text:style-name="a1327" text:class-names=""/></text:p>
          </draw:text-box>
          <svg:desc/>
        </draw:frame>
        <draw:frame draw:id="id212" draw:style-name="a1333" draw:name="Text Box 15" svg:x="5.83333in" svg:y="4.58333in" svg:width="0.58507in" svg:height="0.47396in">
          <draw:text-box>
            <text:p text:style-name="a1332" text:class-names="" text:cond-style-name=""><text:span text:style-name="a1330" text:class-names="">36</text:span><text:span text:style-name="a1331" text:class-names=""/></text:p>
          </draw:text-box>
          <svg:desc/>
        </draw:frame>
        <draw:frame draw:id="id213" draw:style-name="a1336" draw:name="Text Box 16" svg:x="4.83333in" svg:y="3.58333in" svg:width="0.24826in" svg:height="0.47396in">
          <draw:text-box>
            <text:p text:style-name="a1335" text:class-names="" text:cond-style-name=""><text:span text:style-name="a1334" text:class-names=""/></text:p>
          </draw:text-box>
          <svg:desc/>
        </draw:frame>
        <draw:frame draw:id="id214" draw:style-name="a1339" draw:name="Text Box 17" svg:x="5.49306in" svg:y="3.57986in" svg:width="0.25in" svg:height="0.47569in">
          <draw:text-box>
            <text:p text:style-name="a1338" text:class-names="" text:cond-style-name=""><text:span text:style-name="a1337" text:class-names=""/></text:p>
          </draw:text-box>
          <svg:desc/>
        </draw:frame>
        <draw:frame draw:id="id215" draw:style-name="a1342" draw:name="Text Box 18" svg:x="5.08333in" svg:y="4in" svg:width="0.22917in" svg:height="0.47569in">
          <draw:text-box>
            <text:p text:style-name="a1341" text:class-names="" text:cond-style-name=""><text:span text:style-name="a1340" text:class-names=""/></text:p>
          </draw:text-box>
          <svg:desc/>
        </draw:frame>
        <draw:frame draw:id="id216" draw:style-name="a1345" draw:name="Text Box 19" svg:x="5.51389in" svg:y="4.01042in" svg:width="0.25in" svg:height="0.47569in">
          <draw:text-box>
            <text:p text:style-name="a1344" text:class-names="" text:cond-style-name=""><text:span text:style-name="a1343" text:class-names=""/></text:p>
          </draw:text-box>
          <svg:desc/>
        </draw:frame>
        <draw:frame draw:id="id217" draw:style-name="a1352" draw:name="Text Box 20" svg:x="7.33333in" svg:y="3in" svg:width="2.22222in" svg:height="0.8316in">
          <draw:text-box>
            <text:p text:style-name="a1349" text:class-names="" text:cond-style-name=""><text:span text:style-name="a1346" text:class-names="">Risk</text:span><text:span text:style-name="a1347" text:class-names="">t</text:span><text:span text:style-name="a1348" text:class-names=""><text:s text:c="2"/>= 18 / 64</text:span></text:p>
            <text:p text:style-name="a1351" text:class-names="" text:cond-style-name=""><text:span text:style-name="a1350" text:class-names=""><text:tab/>= 0.28</text:span></text:p>
          </draw:text-box>
          <svg:desc/>
        </draw:frame>
        <draw:frame draw:id="id218" draw:style-name="a1362" draw:name="Text Box 21" svg:x="7.33333in" svg:y="4.25in" svg:width="2.66667in" svg:height="1.20139in">
          <draw:text-box>
            <text:p text:style-name="a1357" text:class-names="" text:cond-style-name=""><text:span text:style-name="a1353" text:class-names="">Risk</text:span><text:span text:style-name="a1354" text:class-names="">c</text:span><text:span text:style-name="a1355" text:class-names=""><text:s text:c="1"/></text:span><text:span text:style-name="a1356" text:class-names=""> = 29 / 65</text:span></text:p>
            <text:p text:style-name="a1359" text:class-names="" text:cond-style-name=""><text:span text:style-name="a1358" text:class-names=""><text:tab/>= 0.45</text:span></text:p>
            <text:p text:style-name="a1361" text:class-names="" text:cond-style-name=""><text:span text:style-name="a1360" text:class-names=""/></text:p>
          </draw:text-box>
          <svg:desc/>
        </draw:frame>
        <draw:frame draw:id="id219" draw:style-name="a1377" draw:name="Text Box 22" svg:x="0.5in" svg:y="5.91667in" svg:width="8.38542in" svg:height="0.76736in">
          <draw:text-box>
            <text:p text:style-name="a1370" text:class-names="" text:cond-style-name=""><text:span text:style-name="a1363" text:class-names="">Risk</text:span><text:span text:style-name="a1364" text:class-names="">t</text:span><text:span text:style-name="a1365" text:class-names=""> and Risk</text:span><text:span text:style-name="a1366" text:class-names="">c</text:span><text:span text:style-name="a1367" text:class-names=""> are the<text:s text:c="1"/></text:span><text:span text:style-name="a1368" text:class-names="">risks</text:span><text:span text:style-name="a1369" text:class-names=""> of death in the treatment and control </text:span></text:p>
            <text:p text:style-name="a1376" text:class-names="" text:cond-style-name=""><text:span text:style-name="a1371" text:class-names="">groups, respectively. Risk</text:span><text:span text:style-name="a1372" text:class-names="">c</text:span><text:span text:style-name="a1373" text:class-names=""> is often referred to as the<text:s text:c="1"/></text:span><text:span text:style-name="a1374" text:class-names="">baseline risk.</text:span><text:span text:style-name="a1375" text:class-names=""> </text:span></text:p>
          </draw:text-box>
          <svg:desc/>
        </draw:frame>
        <draw:frame draw:id="id220" draw:style-name="a1380" draw:name="Text Box 9" svg:x="0.33333in" svg:y="4.83333in" svg:width="1.86632in" svg:height="0.66667in">
          <draw:text-box>
            <text:p text:style-name="a1379" text:class-names="" text:cond-style-name=""><text:span text:style-name="a1378" text:class-names="">Control Group</text:span></text:p>
          </draw:text-box>
          <svg:desc/>
        </draw:frame>
        <presentation:notes draw:style-name="a1386">
          <draw:frame draw:id="id221" draw:style-name="a1383" draw:name="Rectangle 7" svg:x="4.32813in" svg:y="9.63194in" svg:width="3.31076in" svg:height="0.50694in">
            <draw:text-box>
              <text:p text:style-name="a1382" text:class-names="" text:cond-style-name=""><text:span text:style-name="a1381" text:class-names=""><text:page-number style:num-format="1" text:fixed="false"/></text:span></text:p>
            </draw:text-box>
            <svg:desc/>
          </draw:frame>
          <draw:page-thumbnail draw:page-number="4" svg:x="1.28472in" svg:y="0.76042in" svg:width="5.06944in" svg:height="3.80208in" presentation:class="page" draw:id="id222" presentation:style-name="a1384" draw:name="Rectangle 2">
            <svg:desc/>
          </draw:page-thumbnail>
          <draw:frame draw:id="id223" presentation:style-name="a1385" draw:name="Rectangle 3" svg:x="1.0191in" svg:y="4.81597in" svg:width="5.60069in" svg:height="4.5625in" presentation:class="notes" presentation:placeholder="true">
            <draw:text-box/>
            <svg:desc/>
          </draw:frame>
        </presentation:notes>
      </draw:page>
      <draw:page draw:name="Slide42" draw:style-name="a1387" draw:master-page-name="Master1-Layout2-obj-Заголовок-и-объект" presentation:presentation-page-layout-name="Master1-PPL2">
        <draw:frame draw:id="id224" presentation:style-name="a1391" draw:name="Rectangle 2" svg:x="0.41667in" svg:y="0.41667in" svg:width="9in" svg:height="0.89583in" presentation:class="title" presentation:placeholder="false">
          <draw:text-box>
            <text:p text:style-name="a1390" text:class-names="" text:cond-style-name=""><text:span text:style-name="a1388" text:class-names="">Relative Risk (RR)<text:s text:c="1"/></text:span><text:span text:style-name="a1389" text:class-names="">– RCT’s</text:span></text:p>
          </draw:text-box>
          <svg:desc/>
        </draw:frame>
        <draw:frame draw:id="id225" presentation:style-name="a1427" draw:name="Rectangle 3" svg:x="0.75in" svg:y="1.75in" svg:width="8.5in" svg:height="5.25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>Defn: The relative probability (or risk) of the event in the treatment group compared to the control group<text:line-break/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5" text:class-names="">RR = Risk</text:span><text:span text:style-name="a1396" text:class-names="">t</text:span><text:span text:style-name="a1397" text:class-names=""> /Risk</text:span><text:span text:style-name="a1398" text:class-names="">c <text:s text:c="1"/>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RR = 0.28 / 0.45 = 0.62<text:line-break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Clinical interpretation (RCT):</text:span></text:p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“the death rate after ligation treatment is 0.62 times lower than the death rate after sclerotherapy treatment” <text:s text:c="2"/><text:line-break/></text:span></text:p>
                  </text:list-item>
                </text:list>
              </text:list-item>
            </text:list>
            <text:list text:style-name="a1414">
              <text:list-item>
                <text:p text:style-name="a1413" text:class-names="" text:cond-style-name=""><text:span text:style-name="a1410" text:class-names="">A measure of the<text:s text:c="1"/></text:span><text:span text:style-name="a1411" text:class-names="">efficacy</text:span><text:span text:style-name="a1412" text:class-names=""> of a treatment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Null value = 1.0. 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RR &lt; 1.0 = decreased risk (beneficial treatment)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RR &gt; 1.0 = increased risk (harmful treatment) 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Not a very useful measure of the clinical impact of treatment (need ARR)</text:span></text:p>
              </text:list-item>
            </text:list>
          </draw:text-box>
          <svg:desc/>
        </draw:frame>
        <presentation:notes draw:style-name="a1433">
          <draw:frame draw:id="id226" draw:style-name="a1430" draw:name="Rectangle 7" svg:x="4.32813in" svg:y="9.63194in" svg:width="3.31076in" svg:height="0.50694in">
            <draw:text-box>
              <text:p text:style-name="a1429" text:class-names="" text:cond-style-name=""><text:span text:style-name="a1428" text:class-names=""><text:page-number style:num-format="1" text:fixed="false"/></text:span></text:p>
            </draw:text-box>
            <svg:desc/>
          </draw:frame>
          <draw:page-thumbnail draw:page-number="5" svg:x="1.28472in" svg:y="0.76042in" svg:width="5.06944in" svg:height="3.80208in" presentation:class="page" draw:id="id227" presentation:style-name="a1431" draw:name="Rectangle 2">
            <svg:desc/>
          </draw:page-thumbnail>
          <draw:frame draw:id="id228" presentation:style-name="a1432" draw:name="Rectangle 3" svg:x="1.0191in" svg:y="4.81597in" svg:width="5.60069in" svg:height="4.5625in" presentation:class="notes" presentation:placeholder="true">
            <draw:text-box/>
            <svg:desc/>
          </draw:frame>
        </presentation:notes>
      </draw:page>
      <draw:page draw:name="Slide48" draw:style-name="a1434" draw:master-page-name="Master1-Layout2-obj-Заголовок-и-объект" presentation:presentation-page-layout-name="Master1-PPL2">
        <draw:frame draw:id="id229" presentation:style-name="a1438" draw:name="Rectangle 2" svg:x="0.5in" svg:y="0.33333in" svg:width="9in" svg:height="1in" presentation:class="title" presentation:placeholder="false">
          <draw:text-box>
            <text:p text:style-name="a1437" text:class-names="" text:cond-style-name=""><text:span text:style-name="a1435" text:class-names="">Relative Risk Reduction (RRR)</text:span><text:span text:style-name="a1436" text:class-names=""/></text:p>
          </draw:text-box>
          <svg:desc/>
        </draw:frame>
        <draw:frame draw:id="id230" presentation:style-name="a1473" draw:name="Rectangle 3" svg:x="0.75in" svg:y="1.75in" svg:width="8.5in" svg:height="5.25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>Defn: The proportion of the baseline risk that is removed by therapy <text:line-break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RRR = 1 – RR 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RRR = 1 - 0.62 = 0.38 or 38%<text:line-break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Clinical interpretation (RCT):</text:span></text:p>
              </text:list-item>
            </text:list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51" text:class-names="">“the death rate is 38% lower after ligation treatment compared to sclerotherapy treatment” </text:span></text:p>
                  </text:list-item>
                </text:list>
              </text:list-item>
            </text:list>
            <text:list text:style-name="a1456">
              <text:list-item>
                <text:list text:style-name="a1456">
                  <text:list-item>
                    <text:p text:style-name="a1455" text:class-names="" text:cond-style-name=""><text:span text:style-name="a1454" text:class-names=""/></text:p>
                  </text:list-item>
                </text:list>
              </text:list-item>
            </text:list>
            <text:list text:style-name="a1461">
              <text:list-item>
                <text:p text:style-name="a1460" text:class-names="" text:cond-style-name=""><text:span text:style-name="a1457" text:class-names="">Indicates by how much in<text:s text:c="1"/></text:span><text:span text:style-name="a1458" text:class-names="">relative</text:span><text:span text:style-name="a1459" text:class-names=""> terms the event rate is <text:s text:c="1"/>decreased.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Also calculated as the ARR divided by the baseline risk</text:span></text:p>
              </text:list-item>
            </text:list>
            <text:list text:style-name="a1469">
              <text:list-item>
                <text:list text:style-name="a1469">
                  <text:list-item>
                    <text:p text:style-name="a1468" text:class-names="" text:cond-style-name=""><text:span text:style-name="a1465" text:class-names="">ARR/ Risk</text:span><text:span text:style-name="a1466" text:class-names="">c <text:s text:c="1"/></text:span><text:span text:style-name="a1467" text:class-names="">= [0.45-0.28]/0.45 = 38%</text:span></text:p>
                  </text:list-item>
                </text:list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Null value = 0. <text:s text:c="1"/></text:span></text:p>
              </text:list-item>
            </text:list>
          </draw:text-box>
          <svg:desc/>
        </draw:frame>
        <presentation:notes draw:style-name="a1479">
          <draw:frame draw:id="id231" draw:style-name="a1476" draw:name="Rectangle 7" svg:x="4.32813in" svg:y="9.63194in" svg:width="3.31076in" svg:height="0.50694in">
            <draw:text-box>
              <text:p text:style-name="a1475" text:class-names="" text:cond-style-name=""><text:span text:style-name="a1474" text:class-names=""><text:page-number style:num-format="1" text:fixed="false"/></text:span></text:p>
            </draw:text-box>
            <svg:desc/>
          </draw:frame>
          <draw:page-thumbnail draw:page-number="6" svg:x="1.28472in" svg:y="0.76042in" svg:width="5.06944in" svg:height="3.80208in" presentation:class="page" draw:id="id232" presentation:style-name="a1477" draw:name="Rectangle 2">
            <svg:desc/>
          </draw:page-thumbnail>
          <draw:frame draw:id="id233" presentation:style-name="a1478" draw:name="Rectangle 3" svg:x="1.0191in" svg:y="4.81597in" svg:width="5.60069in" svg:height="4.5625in" presentation:class="notes" presentation:placeholder="true">
            <draw:text-box/>
            <svg:desc/>
          </draw:frame>
        </presentation:notes>
      </draw:page>
      <draw:page draw:name="Slide49" draw:style-name="a1480" draw:master-page-name="Master1-Layout2-obj-Заголовок-и-объект" presentation:presentation-page-layout-name="Master1-PPL2">
        <draw:frame draw:id="id234" presentation:style-name="a1484" draw:name="Rectangle 2" svg:x="0.5in" svg:y="0.33333in" svg:width="9in" svg:height="0.72917in" presentation:class="title" presentation:placeholder="false">
          <draw:text-box>
            <text:p text:style-name="a1483" text:class-names="" text:cond-style-name=""><text:span text:style-name="a1481" text:class-names="">Absolute Risk Reduction (ARR)</text:span><text:span text:style-name="a1482" text:class-names=""/></text:p>
          </draw:text-box>
          <svg:desc/>
        </draw:frame>
        <draw:frame draw:id="id235" presentation:style-name="a1530" draw:name="Rectangle 3" svg:x="0.75in" svg:y="1.75in" svg:width="8.5in" svg:height="4.91667in" presentation:class="outline" presentation:placeholder="false">
          <draw:text-box>
            <text:list text:style-name="a1487">
              <text:list-item>
                <text:p text:style-name="a1486" text:class-names="" text:cond-style-name=""><text:span text:style-name="a1485" text:class-names="">Defn: The difference in absolute risk (or probability of events) between the control and treatment groups <text:line-break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88" text:class-names="">ARR = Risk</text:span><text:span text:style-name="a1489" text:class-names="">c</text:span><text:span text:style-name="a1490" text:class-names=""> - Risk</text:span><text:span text:style-name="a1491" text:class-names="">t 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ARR = 0.45 - 0.28 / = 0.17<text:line-break/>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Clinical interpretation (RCT):</text:span></text:p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500" text:class-names="">“the absolute risk of death is 17% lower with ligation treatment compared to sclerotherapy treatment” </text:span></text:p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/></text:p>
                  </text:list-item>
                </text:list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A simple and direct measure of the impact of treatment 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Also be called the risk difference (RD) or attributable risk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The ARR depends on the background baseline risk which can vary markedly from one population to another.<text:line-break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Null value = 0. 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desc/>
        </draw:frame>
        <presentation:notes draw:style-name="a1542">
          <draw:frame draw:id="id236" draw:style-name="a1533" draw:name="Rectangle 7" svg:x="4.32813in" svg:y="9.63194in" svg:width="3.31076in" svg:height="0.50694in">
            <draw:text-box>
              <text:p text:style-name="a1532" text:class-names="" text:cond-style-name=""><text:span text:style-name="a1531" text:class-names=""><text:page-number style:num-format="1" text:fixed="false"/></text:span></text:p>
            </draw:text-box>
            <svg:desc/>
          </draw:frame>
          <draw:page-thumbnail draw:page-number="7" svg:x="1.28472in" svg:y="0.76042in" svg:width="5.06944in" svg:height="3.80208in" presentation:class="page" draw:id="id237" presentation:style-name="a1534" draw:name="Rectangle 2">
            <svg:desc/>
          </draw:page-thumbnail>
          <draw:frame draw:id="id238" presentation:style-name="a1541" draw:name="Rectangle 3" svg:x="1.0191in" svg:y="4.81597in" svg:width="5.60069in" svg:height="4.5625in" presentation:class="notes" presentation:placeholder="false">
            <draw:text-box>
              <text:p text:style-name="a1536" text:class-names="" text:cond-style-name=""><text:span text:style-name="a1535" text:class-names="">So, 17% of patients would be spared the event (death) if they received ligation as opposed to sclerotherary, or, 17% is the absolute excess risk that a patient faces if treated with sclerotherapy.</text:span></text:p>
              <text:p text:style-name="a1538" text:class-names="" text:cond-style-name=""><text:span text:style-name="a1537" text:class-names=""/></text:p>
              <text:p text:style-name="a1540" text:class-names="" text:cond-style-name=""><text:span text:style-name="a1539" text:class-names="">RD (like the CIR) is also time dependent - the value will increase over time</text:span></text:p>
            </draw:text-box>
            <svg:desc/>
          </draw:frame>
        </presentation:notes>
      </draw:page>
      <draw:page draw:name="Slide36" draw:style-name="a1543" draw:master-page-name="Master1-Layout2-obj-Заголовок-и-объект" presentation:presentation-page-layout-name="Master1-PPL2">
        <draw:frame draw:id="id239" presentation:style-name="a1547" draw:name="Rectangle 2" svg:x="0.58333in" svg:y="0.16667in" svg:width="8.5in" svg:height="0.91667in" presentation:class="title" presentation:placeholder="false">
          <draw:text-box>
            <text:p text:style-name="a1546" text:class-names="" text:cond-style-name=""><text:span text:style-name="a1544" text:class-names="">The Number Needed To Treat (NNT)</text:span><text:span text:style-name="a1545" text:class-names=""/></text:p>
          </draw:text-box>
          <svg:desc/>
        </draw:frame>
        <draw:frame draw:id="id240" presentation:style-name="a1585" draw:name="Rectangle 3" svg:x="0.66667in" svg:y="1.5in" svg:width="8.5in" svg:height="5.41667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Defn: The number of patients who would need to be treated to prevent an adverse event <text:line-break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NNT = <text:s text:c="2"/>1 / <text:s text:c="1"/>ARR<text:line-break/>NNT = <text:s text:c="2"/>1 / 0.17 = 5.9 (or 6)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Clinical interpretation (RCT):</text:span></text:p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><text:span text:style-name="a1560" text:class-names="">“for every 6 patients who received ligation treatment rather than sclerotherapy treatment, one death is prevented” </text:span></text:p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p text:style-name="a1564" text:class-names="" text:cond-style-name=""><text:span text:style-name="a1563" text:class-names=""/></text:p>
                  </text:list-item>
                </text:list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A very useful clinical measure because it is more interpretable that the ARR and it conveys the impact of a clinical intervention </text:span></text:p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>NNT for primary stroke prevention for statins = 13,000 a year</text:span></text:p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2" text:class-names="">NNT for secondary stroke prevention for statins = 57 a year </text:span></text:p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5" text:class-names=""/></text:p>
                  </text:list-item>
                </text:list>
              </text:list-item>
            </text:list>
            <text:list text:style-name="a1581">
              <text:list-item>
                <text:p text:style-name="a1580" text:class-names="" text:cond-style-name=""><text:span text:style-name="a1578" text:class-names="">NNT depends on the efficacy of the intervention (= RRR) and the underlying baseline risk<text:line-break/></text:span><text:span text:style-name="a1579" text:class-names=""/></text:p>
              </text:list-item>
            </text:list>
            <text:list text:style-name="a1584">
              <text:list-item>
                <text:list text:style-name="a1584">
                  <text:list-item>
                    <text:list text:style-name="a1584">
                      <text:list-item>
                        <text:list text:style-name="a1584">
                          <text:list-item>
                            <text:p text:style-name="a1583" text:class-names="" text:cond-style-name=""><text:span text:style-name="a158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presentation:notes draw:style-name="a1596">
          <draw:frame draw:id="id241" draw:style-name="a1588" draw:name="Rectangle 7" svg:x="4.32813in" svg:y="9.63194in" svg:width="3.31076in" svg:height="0.50694in">
            <draw:text-box>
              <text:p text:style-name="a1587" text:class-names="" text:cond-style-name=""><text:span text:style-name="a1586" text:class-names=""><text:page-number style:num-format="1" text:fixed="false"/></text:span></text:p>
            </draw:text-box>
            <svg:desc/>
          </draw:frame>
          <draw:page-thumbnail draw:page-number="8" svg:x="1.28472in" svg:y="0.76042in" svg:width="5.06944in" svg:height="3.80208in" presentation:class="page" draw:id="id242" presentation:style-name="a1589" draw:name="Rectangle 2">
            <svg:desc/>
          </draw:page-thumbnail>
          <draw:frame draw:id="id243" presentation:style-name="a1595" draw:name="Rectangle 3" svg:x="1.0191in" svg:y="4.81597in" svg:width="5.60069in" svg:height="4.5625in" presentation:class="notes" presentation:placeholder="false">
            <draw:text-box>
              <text:list text:style-name="a1592">
                <text:list-item>
                  <text:list text:style-name="a1592">
                    <text:list-item>
                      <text:p text:style-name="a1591" text:class-names="" text:cond-style-name=""><text:span text:style-name="a1590" text:class-names="">The NNT directly summarizes the effort needed to gain potential clinical benefit – “How many patients do I need to treat to prevent one event?” High NNT = bad, <text:s text:c="1"/>Low NNT = good </text:span></text:p>
                    </text:list-item>
                  </text:list>
                </text:list-item>
              </text:list>
              <text:p text:style-name="a1594" text:class-names="" text:cond-style-name=""><text:span text:style-name="a1593" text:class-names=""/></text:p>
            </draw:text-box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0.58333in" svg:y="1.5in" svg:width="8.58667in" svg:height="2in"/>
      <presentation:placeholder presentation:object="subtitle" svg:x="0.58333in" svg:y="3.53077in" svg:width="8.59in" svg:height="1.91667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2" style:display-name="Заголовок и объект">
      <presentation:placeholder presentation:object="title" svg:x="0.5in" svg:y="0.77083in" svg:width="9in" svg:height="1.25in"/>
      <presentation:placeholder presentation:object="object" svg:x="0.5in" svg:y="2.11632in" svg:width="9in" svg:height="4.8003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3" style:display-name="Заголовок раздела">
      <presentation:placeholder presentation:object="title" svg:x="0.58in" svg:y="1.44in" svg:width="8.5in" svg:height="1.49in"/>
      <presentation:placeholder presentation:object="outline" svg:x="0.58in" svg:y="2.95786in" svg:width="8.5in" svg:height="1.65104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4" style:display-name="Два объекта">
      <presentation:placeholder presentation:object="title" svg:x="0.5in" svg:y="0.77in" svg:width="9in" svg:height="1.25in"/>
      <presentation:placeholder presentation:object="object" svg:x="0.5in" svg:y="2.09983in" svg:width="4.41667in" svg:height="4.85in"/>
      <presentation:placeholder presentation:object="object" svg:x="5.08333in" svg:y="2.09983in" svg:width="4.41667in" svg:height="4.8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5" style:display-name="Сравнение">
      <presentation:placeholder presentation:object="title" svg:x="0.5in" svg:y="0.77in" svg:width="9in" svg:height="1.25in"/>
      <presentation:placeholder presentation:object="outline" svg:x="0.5in" svg:y="2.02892in" svg:width="4.4184in" svg:height="0.72108in"/>
      <presentation:placeholder presentation:object="outline" svg:x="5.07986in" svg:y="2.03385in" svg:width="4.42014in" svg:height="0.71615in"/>
      <presentation:placeholder presentation:object="object" svg:x="0.5in" svg:y="2.75in" svg:width="4.4184in" svg:height="4.20573in"/>
      <presentation:placeholder presentation:object="object" svg:x="5.07986in" svg:y="2.75in" svg:width="4.42014in" svg:height="4.2057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6" style:display-name="Только заголовок">
      <presentation:placeholder presentation:object="title" svg:x="0.5in" svg:y="0.77in" svg:width="9.08333in" svg:height="1.25in"/>
    </style:presentation-page-layout>
    <style:presentation-page-layout style:name="Master1-PPL7" style:display-name="Пустой слайд"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8" style:display-name="Объект с подписью">
      <presentation:placeholder presentation:object="title" svg:x="0.75in" svg:y="0.5625in" svg:width="3in" svg:height="1.27083in"/>
      <presentation:placeholder presentation:object="outline" svg:x="0.75in" svg:y="1.83333in" svg:width="3in" svg:height="5in"/>
      <presentation:placeholder presentation:object="object" svg:x="3.90972in" svg:y="1.83333in" svg:width="5.59028in" svg:height="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9" style:display-name="Рисунок с подписью">
      <presentation:placeholder presentation:object="title" svg:x="0.66667in" svg:y="1.28718in" svg:width="2.42in" svg:height="1.73078in"/>
      <presentation:placeholder presentation:object="outline" svg:x="0.66667in" svg:y="3.0936in" svg:width="2.41667in" svg:height="2.38333in"/>
      <presentation:placeholder presentation:object="graphic" svg:x="3.81211in" svg:y="1.31181in" svg:width="5.05in" svg:height="4.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83333in" svg:y="6.95139in" svg:width="0.66667in" svg:height="0.39931in"/>
    </style:presentation-page-layout>
    <style:presentation-page-layout style:name="Master1-PPL10" style:display-name="Заголовок и вертикальный текст">
      <presentation:placeholder presentation:object="title" svg:x="0.5in" svg:y="0.77083in" svg:width="9in" svg:height="1.25in"/>
      <presentation:placeholder presentation:object="outline" svg:x="0.5in" svg:y="2.11632in" svg:width="9in" svg:height="4.8003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1" style:display-name="Вертикальный заголовок и текст">
      <presentation:placeholder presentation:object="title" svg:x="7.25in" svg:y="1in" svg:width="2.25in" svg:height="5.69965in"/>
      <presentation:placeholder presentation:object="outline" svg:x="0.5in" svg:y="1in" svg:width="6.58333in" svg:height="5.6996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2" style:display-name="Заголовок, 1 большой объект и 2 маленьких объекта">
      <presentation:placeholder presentation:object="title" svg:x="0.62847in" svg:y="0.33333in" svg:width="8.75in" svg:height="1.32986in"/>
      <presentation:placeholder presentation:object="object" svg:x="0.61979in" svg:y="1.91667in" svg:width="4.29167in" svg:height="4.66667in"/>
      <presentation:placeholder presentation:object="object" svg:x="5.07813in" svg:y="1.91667in" svg:width="4.29167in" svg:height="2.25in"/>
      <presentation:placeholder presentation:object="object" svg:x="5.07813in" svg:y="4.33333in" svg:width="4.29167in" svg:height="2.25in"/>
      <presentation:placeholder presentation:object="date-time" svg:x="0.66667in" svg:y="6.82986in" svg:width="2.16667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16667in" svg:height="0.52083in"/>
    </style:presentation-page-layout>
    <style:presentation-page-layout style:name="Master1-PPL13" style:display-name="Заголовок, текст и объект">
      <presentation:placeholder presentation:object="title" svg:x="0.62847in" svg:y="0.33333in" svg:width="8.75in" svg:height="1.32986in"/>
      <presentation:placeholder presentation:object="outline" svg:x="0.61979in" svg:y="1.91667in" svg:width="4.29167in" svg:height="4.66667in"/>
      <presentation:placeholder presentation:object="object" svg:x="5.07813in" svg:y="1.91667in" svg:width="4.29167in" svg:height="4.66667in"/>
      <presentation:placeholder presentation:object="date-time" svg:x="0.66667in" svg:y="6.82986in" svg:width="2.16667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16667in" svg:height="0.52083in"/>
    </style:presentation-page-layout>
    <style:presentation-page-layout style:name="Master1-PPL14" style:display-name="Заголовок и таблица">
      <presentation:placeholder presentation:object="title" svg:x="0.62847in" svg:y="0.33333in" svg:width="8.75in" svg:height="1.32986in"/>
      <presentation:placeholder presentation:object="table" svg:x="0.61979in" svg:y="1.91667in" svg:width="8.75in" svg:height="4.66667in"/>
      <presentation:placeholder presentation:object="date-time" svg:x="0.66667in" svg:y="6.82986in" svg:width="2.16667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16667in" svg:height="0.52083in"/>
    </style:presentation-page-layout>
    <style:default-style style:family="graphic">
      <style:graphic-properties draw:fill="solid" draw:fill-color="#00cc99" draw:opacity="100%" draw:stroke="solid" svg:stroke-width="0.02778in" svg:stroke-color="#00956f" svg:stroke-opacity="100%"/>
    </style:default-style>
    <draw:gradient draw:name="a77" draw:style="linear" draw:angle="0" draw:start-color="#0079af" draw:end-color="#00ebf8" draw:start-intensity="45%" draw:end-intensity="55%"/>
    <draw:gradient draw:name="a364" draw:style="linear" draw:angle="0" draw:start-color="#0079af" draw:end-color="#00ebf8" draw:start-intensity="45%" draw:end-intensity="55%"/>
    <draw:gradient draw:name="a511" draw:style="linear" draw:angle="0" draw:start-color="#0079af" draw:end-color="#00ebf8" draw:start-intensity="45%" draw:end-intensity="55%"/>
    <draw:gradient draw:name="a1072" draw:style="linear" draw:angle="0" draw:start-color="#00adb6" draw:end-color="#009be5" draw:start-intensity="30%" draw:end-intensity="45%"/>
    <draw:gradient draw:name="a642" draw:style="linear" draw:angle="0" draw:start-color="#0079af" draw:end-color="#00ebf8" draw:start-intensity="45%" draw:end-intensity="55%"/>
    <draw:gradient draw:name="a725" draw:style="linear" draw:angle="0" draw:start-color="#00adb6" draw:end-color="#009be5" draw:start-intensity="30%" draw:end-intensity="45%"/>
    <draw:gradient draw:name="a368" draw:style="linear" draw:angle="0" draw:start-color="#00adb6" draw:end-color="#009be5" draw:start-intensity="30%" draw:end-intensity="45%"/>
    <draw:gradient draw:name="a646" draw:style="linear" draw:angle="0" draw:start-color="#00adb6" draw:end-color="#009be5" draw:start-intensity="30%" draw:end-intensity="45%"/>
    <draw:gradient draw:name="a564" draw:style="linear" draw:angle="0" draw:start-color="#0079af" draw:end-color="#00ebf8" draw:start-intensity="45%" draw:end-intensity="55%"/>
    <draw:gradient draw:name="a515" draw:style="linear" draw:angle="0" draw:start-color="#00adb6" draw:end-color="#009be5" draw:start-intensity="30%" draw:end-intensity="45%"/>
    <draw:gradient draw:name="a142" draw:style="linear" draw:angle="0" draw:start-color="#00adb6" draw:end-color="#009be5" draw:start-intensity="30%" draw:end-intensity="45%"/>
    <draw:gradient draw:name="a273" draw:style="linear" draw:angle="0" draw:start-color="#0079af" draw:end-color="#00ebf8" draw:start-intensity="45%" draw:end-intensity="55%"/>
    <draw:gradient draw:name="a568" draw:style="linear" draw:angle="0" draw:start-color="#00adb6" draw:end-color="#009be5" draw:start-intensity="30%" draw:end-intensity="45%"/>
    <draw:gradient draw:name="a977" draw:style="linear" draw:angle="0" draw:start-color="#0079af" draw:end-color="#00ebf8" draw:start-intensity="45%" draw:end-intensity="55%"/>
    <draw:gradient draw:name="a3" draw:style="linear" draw:angle="0" draw:start-color="#0079af" draw:end-color="#00ebf8" draw:start-intensity="45%" draw:end-intensity="55%"/>
    <draw:gradient draw:name="a277" draw:style="linear" draw:angle="0" draw:start-color="#00adb6" draw:end-color="#009be5" draw:start-intensity="30%" draw:end-intensity="45%"/>
    <draw:gradient draw:name="a212" draw:style="linear" draw:angle="0" draw:start-color="#0079af" draw:end-color="#00ebf8" draw:start-intensity="45%" draw:end-intensity="55%"/>
    <draw:gradient draw:name="a1068" draw:style="linear" draw:angle="0" draw:start-color="#0079af" draw:end-color="#00ebf8" draw:start-intensity="45%" draw:end-intensity="55%"/>
    <draw:gradient draw:name="a7" draw:style="linear" draw:angle="0" draw:start-color="#00adb6" draw:end-color="#009be5" draw:start-intensity="30%" draw:end-intensity="45%"/>
    <draw:gradient draw:name="a216" draw:style="linear" draw:angle="0" draw:start-color="#00adb6" draw:end-color="#009be5" draw:start-intensity="30%" draw:end-intensity="45%"/>
    <draw:gradient draw:name="a463" draw:style="linear" draw:angle="0" draw:start-color="#0079af" draw:end-color="#00ebf8" draw:start-intensity="45%" draw:end-intensity="55%"/>
    <draw:gradient draw:name="a138" draw:style="linear" draw:angle="0" draw:start-color="#0079af" draw:end-color="#00ebf8" draw:start-intensity="45%" draw:end-intensity="55%"/>
    <draw:gradient draw:name="a660" draw:style="linear" draw:angle="0" draw:start-color="#00adb6" draw:end-color="#009be5" draw:start-intensity="30%" draw:end-intensity="45%"/>
    <draw:gradient draw:name="a873" draw:style="linear" draw:angle="0" draw:start-color="#00adb6" draw:end-color="#009be5" draw:start-intensity="30%" draw:end-intensity="45%"/>
    <draw:gradient draw:name="a467" draw:style="linear" draw:angle="0" draw:start-color="#00adb6" draw:end-color="#009be5" draw:start-intensity="30%" draw:end-intensity="45%"/>
    <draw:gradient draw:name="a81" draw:style="linear" draw:angle="0" draw:start-color="#00adb6" draw:end-color="#009be5" draw:start-intensity="30%" draw:end-intensity="45%"/>
    <draw:gradient draw:name="a795" draw:style="linear" draw:angle="0" draw:start-color="#0079af" draw:end-color="#00ebf8" draw:start-intensity="45%" draw:end-intensity="55%"/>
    <draw:gradient draw:name="a799" draw:style="linear" draw:angle="0" draw:start-color="#00adb6" draw:end-color="#009be5" draw:start-intensity="30%" draw:end-intensity="45%"/>
    <draw:gradient draw:name="a981" draw:style="linear" draw:angle="0" draw:start-color="#00adb6" draw:end-color="#009be5" draw:start-intensity="30%" draw:end-intensity="45%"/>
    <draw:gradient draw:name="a656" draw:style="linear" draw:angle="0" draw:start-color="#0079af" draw:end-color="#00ebf8" draw:start-intensity="45%" draw:end-intensity="55%"/>
    <draw:gradient draw:name="a869" draw:style="linear" draw:angle="0" draw:start-color="#0079af" draw:end-color="#00ebf8" draw:start-intensity="45%" draw:end-intensity="55%"/>
    <draw:gradient draw:name="a721" draw:style="linear" draw:angle="0" draw:start-color="#0079af" draw:end-color="#00ebf8" draw:start-intensity="45%" draw:end-intensity="55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63889in" fo:page-height="10.13889in" style:print-orientation="portrait" style:register-truth-ref-style-name=""/>
    </style:page-layout>
    <style:page-layout style:name="pageLayout3">
      <style:page-layout-properties fo:page-width="7.63889in" fo:page-height="10.13889in" style:print-orientation="portrait" style:register-truth-ref-style-name=""/>
    </style:page-layout>
    <style:style style:family="paragraph" style:name="a1005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95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4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center" draw:fill="gradient" draw:fill-gradient-name="a977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1.59896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1.59896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draw:fill="none" draw:stroke="solid" svg:stroke-width="0.01042in" svg:stroke-color="#000000" svg:stroke-opacity="100%" draw:stroke-linejoin="miter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center" draw:fill="gradient" draw:fill-gradient-name="a981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8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b5395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2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center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draw:fill="none" draw:stroke="solid" svg:stroke-width="0.01042in" svg:stroke-color="#000000" svg:stroke-opacity="100%" draw:stroke-linejoin="miter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068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072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1.59896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solid" svg:stroke-width="0.01042in" svg:stroke-color="#000000" svg:stroke-opacity="100%" draw:stroke-linejoin="miter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5in" fo:padding-bottom="0.05in" fo:padding-left="0.1in" fo:padding-right="0.1in" draw:textarea-vertical-align="top" draw:textarea-horizontal-align="center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ru" fo:country="RU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miter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5in" fo:padding-bottom="0.05in" fo:padding-left="0.1in" fo:padding-right="0.1in" draw:textarea-vertical-align="top" draw:textarea-horizontal-align="center" draw:fill="gradient" draw:fill-gradient-name="a212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center" draw:fill="gradient" draw:fill-gradient-name="a216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38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0">
      <style:paragraph-properties fo:line-height="100%" fo:text-align="left" style:tab-stop-distance="1in" fo:margin-left="1.29861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59896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29861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2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1.59896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8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042in" svg:stroke-color="#000000" svg:stroke-opacity="100%" draw:stroke-linejoin="miter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solid" svg:stroke-width="0.01042in" svg:stroke-color="#000000" svg:stroke-opacity="100%" draw:stroke-linejoin="miter"/>
    </style:style>
    <style:style style:family="text" style:name="a42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center" draw:fill="gradient" draw:fill-gradient-name="a511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center" draw:fill="gradient" draw:fill-gradient-name="a515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100%" fo:text-align="left" style:tab-stop-distance="1in" fo:margin-left="1.59896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solid" svg:stroke-width="0.01042in" svg:stroke-color="#000000" svg:stroke-opacity="100%" draw:stroke-linejoin="miter"/>
    </style:style>
    <style:style style:family="text" style:name="a52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5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none" draw:stroke="solid" svg:stroke-width="0.01042in" svg:stroke-color="#000000" svg:stroke-opacity="100%" draw:stroke-linejoin="miter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8">
      <style:graphic-properties draw:fill="none" draw:stroke="solid" svg:stroke-width="0.01042in" svg:stroke-color="#000000" svg:stroke-opacity="100%" draw:stroke-linejoin="miter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042in" svg:stroke-color="#000000" svg:stroke-opacity="100%" draw:stroke-linejoin="miter"/>
    </style:style>
    <style:style style:family="drawing-page" style:name="a270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4">
      <style:graphic-properties fo:wrap-option="wrap" fo:padding-top="0.05in" fo:padding-bottom="0.05in" fo:padding-left="0.1in" fo:padding-right="0.1in" draw:textarea-vertical-align="top" draw:textarea-horizontal-align="center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3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5in" fo:padding-bottom="0.05in" fo:padding-left="0.1in" fo:padding-right="0.1in" draw:textarea-vertical-align="top" draw:textarea-horizontal-align="center" draw:fill="gradient" draw:fill-gradient-name="a277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99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center" draw:fill="gradient" draw:fill-gradient-name="a364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center" draw:fill="gradient" draw:fill-gradient-name="a368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4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21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25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center" draw:fill="gradient" draw:fill-gradient-name="a463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.59896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center" draw:fill="gradient" draw:fill-gradient-name="a467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ucida Sans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center" draw:fill="gradient" draw:fill-gradient-name="a642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center" draw:fill="gradient" draw:fill-gradient-name="a646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1in" fo:margin-left="1.29861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9896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38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ucida Sans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1.59896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center" draw:fill="gradient" draw:fill-gradient-name="a564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c0c0c0" svg:stroke-opacity="100%" draw:shadow="visible" draw:shadow-offset-x="-0.02415in" draw:shadow-offset-y="0.03449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center" draw:fill="gradient" draw:fill-gradient-name="a568" draw:stroke="none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bevel" draw:shadow="visible" draw:shadow-offset-x="-0.00569in" draw:shadow-offset-y="-0.00398in" draw:shadow-color="#000000" draw:shadow-opacity="47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center" draw:fill="gradient" draw:fill-gradient-name="a656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.59896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92">
      <style:paragraph-properties fo:line-height="100%" fo:text-align="left" style:tab-stop-distance="1in" fo:margin-left="1.29861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1.59896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fo:text-align="left" style:tab-stop-distance="1in" fo:margin-left="1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042in" svg:stroke-color="#000000" svg:stroke-opacity="100%" draw:stroke-linejoin="miter"/>
    </style:style>
    <style:style style:family="paragraph" style:name="a923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Lucida Sans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Lucida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59896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center" draw:fill="gradient" draw:fill-gradient-name="a660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left" style:tab-stop-distance="1in" fo:margin-left="0.29861in" fo:margin-right="0in" fo:text-indent="-0.2986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.05in" fo:padding-bottom="0.05in" fo:padding-left="0.07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none" draw:stroke="solid" svg:stroke-width="0.01042in" svg:stroke-color="#000000" svg:stroke-opacity="100%" draw:stroke-linejoin="miter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69965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-0.269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29861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solid" draw:fill-color="#dbf5f9" draw:opacity="100%" draw:stroke="solid" svg:stroke-width="0.00328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none" draw:stroke="solid" svg:stroke-width="0.01042in" svg:stroke-color="#000000" svg:stroke-opacity="100%" draw:stroke-linejoin="miter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1.59896in" fo:margin-right="0in" fo:text-indent="-0.2291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6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1">
      <style:graphic-properties draw:fill="none" draw:stroke="solid" svg:stroke-width="0.01042in" svg:stroke-color="#000000" svg:stroke-opacity="100%" draw:stroke-linejoin="miter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042in" svg:stroke-color="#000000" svg:stroke-opacity="100%" draw:stroke-linejoin="miter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center" draw:fill="gradient" draw:fill-gradient-name="a869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righ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center" draw:fill="gradient" draw:fill-gradient-name="a873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079in" fo:padding-bottom="0.05079in" fo:padding-left="0.10158in" fo:padding-right="0.1015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left" style:tab-stop-distance="1.015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079in" fo:padding-bottom="0.05079in" fo:padding-left="0.10158in" fo:padding-right="0.1015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100%" fo:text-align="left" style:tab-stop-distance="1in" fo:margin-left="1.59896in" fo:margin-right="0in" fo:text-indent="-0.2291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884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887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006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302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21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305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009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24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28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384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810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387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739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813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816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580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894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586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589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315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42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393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820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901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593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285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288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40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989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404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918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992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8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995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410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414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lecture" style:page-layout-name="pageLayout1" draw:style-name="a0">
      <draw:custom-shape svg:x="-0.01042in" svg:y="-0.00868in" svg:width="10.02083in" svg:height="1.13889in" draw:id="id0" draw:style-name="a4" draw:name="Полилиния 6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" draw:style-name="a8" draw:name="Полилиния 7"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id="id2" presentation:style-name="a12" draw:name="Заголовок 8" svg:x="0.5in" svg:y="0.77083in" svg:width="9in" svg:height="1.25in" presentation:class="title" presentation:placeholder="false">
        <draw:text-box>
          <text:p text:style-name="a11" text:class-names="" text:cond-style-name=""><text:span text:style-name="a9" text:class-names="">Образец заголовка</text:span><text:span text:style-name="a10" text:class-names=""/></text:p>
        </draw:text-box>
        <svg:desc/>
      </draw:frame>
      <draw:frame draw:id="id3" presentation:style-name="a29" draw:name="Текст 29" svg:x="0.5in" svg:y="2.11632in" svg:width="9in" svg:height="4.80035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Образец текста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Второй уровень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Пятый уровень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2" draw:name="Дата 9" svg:x="0.5in" svg:y="6.95139in" svg:width="2.33333in" svg:height="0.39931in" presentation:class="date-time" presentation:placeholder="false">
        <draw:text-box>
          <text:p text:style-name="a31" text:class-names="" text:cond-style-name=""><text:span text:style-name="a30" text:class-names="">Wed Jan 15, 2003. 8am</text:span></text:p>
        </draw:text-box>
        <svg:desc/>
      </draw:frame>
      <draw:frame draw:id="id5" presentation:style-name="a35" draw:name="Нижний колонтитул 21" svg:x="2.91667in" svg:y="6.95139in" svg:width="3.66667in" svg:height="0.39931in" presentation:class="footer" presentation:placeholder="false">
        <draw:text-box>
          <text:p text:style-name="a34" text:class-names="" text:cond-style-name=""><text:span text:style-name="a33" text:class-names="">Mathew J. Reeves, Dept. of Epidemiology, Mich State Univ.</text:span></text:p>
        </draw:text-box>
        <svg:desc/>
      </draw:frame>
      <draw:frame draw:id="id6" presentation:style-name="a38" draw:name="Номер слайда 17" svg:x="8.66667in" svg:y="6.95139in" svg:width="0.83333in" svg:height="0.39931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desc/>
      </draw:frame>
      <draw:g draw:name="Группа 1" draw:id="id7">
        <svg:desc/>
        <draw:custom-shape svg:width="10.0208in" svg:height="0.70833in" draw:id="id8" draw:style-name="a41" draw:transform="translate(-5.0104in -0.35417in) rotate(-6.23539) translate(4.98956in 0.57639in)" draw:name="Полилиния 11"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9" draw:style-name="a44" draw:transform="translate(-5.01738in -0.28932in) rotate(-6.23539) translate(5.00172in 0.59168in)" draw:name="Полилиния 12"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presentation:notes style:page-layout-name="pageLayout2" draw:style-name="a73">
        <draw:frame draw:id="id10" presentation:style-name="a47" draw:name="Rectangle 2" svg:x="0in" svg:y="0in" svg:width="3.31076in" svg:height="0.50694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desc/>
        </draw:frame>
        <draw:frame draw:id="id11" presentation:style-name="a50" draw:name="Rectangle 3" svg:x="4.32813in" svg:y="0in" svg:width="3.31076in" svg:height="0.50694in" presentation:class="date-time" presentation:placeholder="false">
          <draw:text-box>
            <text:p text:style-name="a49" text:class-names="" text:cond-style-name=""><text:span text:style-name="a48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51" draw:name="Rectangle 4">
          <svg:desc/>
        </draw:page-thumbnail>
        <draw:frame draw:id="id13" presentation:style-name="a66" draw:name="Rectangle 5" svg:x="1.0191in" svg:y="4.81597in" svg:width="5.60069in" svg:height="4.5625in" presentation:class="notes" presentation:placeholder="false">
          <draw:text-box>
            <text:p text:style-name="a53" text:class-names="" text:cond-style-name=""><text:span text:style-name="a52" text:class-names="">Click to edit Master text styles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Second level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69" draw:name="Rectangle 6" svg:x="0in" svg:y="9.63194in" svg:width="3.31076in" svg:height="0.50694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desc/>
        </draw:frame>
        <draw:frame draw:id="id15" presentation:style-name="a72" draw:name="Rectangle 7" svg:x="4.32813in" svg:y="9.63194in" svg:width="3.31076in" svg:height="0.50694in" presentation:class="page-number" presentation:placeholder="false">
          <draw:text-box>
            <text:p text:style-name="a71" text:class-names="" text:cond-style-name=""><text:span text:style-name="a70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Титульный-слайд" style:page-layout-name="pageLayout1" draw:style-name="a74">
      <draw:custom-shape svg:x="-0.01042in" svg:y="-0.00868in" svg:width="10.02083in" svg:height="1.13889in" draw:id="id16" draw:layer="Master1-bg" draw:style-name="a78" draw:name="Полилиния 6"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7" draw:layer="Master1-bg" draw:style-name="a82" draw:name="Полилиния 7"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9" draw:id="id18">
        <svg:desc/>
        <draw:custom-shape svg:width="10.0208in" svg:height="0.70833in" draw:id="id24" draw:layer="Master1-bg" draw:style-name="a102" draw:transform="translate(-5.0104in -0.35417in) rotate(-6.23539) translate(4.98956in 0.57639in)" draw:name="Полилиния 10"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25" draw:layer="Master1-bg" draw:style-name="a105" draw:transform="translate(-5.01738in -0.28932in) rotate(-6.23539) translate(5.00172in 0.59168in)" draw:name="Полилиния 11"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9" presentation:style-name="a86" draw:name="Заголовок 8" svg:x="0.58333in" svg:y="1.5in" svg:width="8.58667in" svg:height="2in" presentation:class="title" presentation:placeholder="false">
        <draw:text-box>
          <text:p text:style-name="a85" text:class-names="" text:cond-style-name=""><text:span text:style-name="a83" text:class-names="">Образец заголовка</text:span><text:span text:style-name="a84" text:class-names=""/></text:p>
        </draw:text-box>
        <svg:desc/>
      </draw:frame>
      <draw:frame draw:id="id20" presentation:style-name="a90" draw:name="Подзаголовок 16" svg:x="0.58333in" svg:y="3.53077in" svg:width="8.59in" svg:height="1.91667in" presentation:class="subtitle" presentation:placeholder="false">
        <draw:text-box>
          <text:p text:style-name="a89" text:class-names="" text:cond-style-name=""><text:span text:style-name="a87" text:class-names="">Образец подзаголовка</text:span><text:span text:style-name="a88" text:class-names=""/></text:p>
        </draw:text-box>
        <svg:desc/>
      </draw:frame>
      <draw:frame draw:id="id21" presentation:style-name="a93" draw:name="Дата 29" svg:x="0.5in" svg:y="6.95139in" svg:width="2.33333in" svg:height="0.39931in" presentation:class="date-time" presentation:placeholder="false">
        <draw:text-box>
          <text:p text:style-name="a92" text:class-names="" text:cond-style-name=""><text:span text:style-name="a91" text:class-names="">Wed Jan 15, 2003. 8am</text:span></text:p>
        </draw:text-box>
        <svg:desc/>
      </draw:frame>
      <draw:frame draw:id="id22" presentation:style-name="a96" draw:name="Нижний колонтитул 18" svg:x="2.91667in" svg:y="6.95139in" svg:width="3.66667in" svg:height="0.39931in" presentation:class="footer" presentation:placeholder="false">
        <draw:text-box>
          <text:p text:style-name="a95" text:class-names="" text:cond-style-name=""><text:span text:style-name="a94" text:class-names="">Mathew J. Reeves, Dept. of Epidemiology, Mich State Univ.</text:span></text:p>
        </draw:text-box>
        <svg:desc/>
      </draw:frame>
      <draw:frame draw:id="id23" presentation:style-name="a99" draw:name="Номер слайда 26" svg:x="8.66667in" svg:y="6.95139in" svg:width="0.83333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desc/>
      </draw:frame>
      <presentation:notes style:page-layout-name="pageLayout2" draw:style-name="a134">
        <draw:frame draw:id="id10" presentation:style-name="a108" draw:name="Rectangle 2" svg:x="0in" svg:y="0in" svg:width="3.31076in" svg:height="0.5069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desc/>
        </draw:frame>
        <draw:frame draw:id="id11" presentation:style-name="a111" draw:name="Rectangle 3" svg:x="4.32813in" svg:y="0in" svg:width="3.31076in" svg:height="0.50694in" presentation:class="date-time" presentation:placeholder="false">
          <draw:text-box>
            <text:p text:style-name="a110" text:class-names="" text:cond-style-name=""><text:span text:style-name="a109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112" draw:name="Rectangle 4">
          <svg:desc/>
        </draw:page-thumbnail>
        <draw:frame draw:id="id13" presentation:style-name="a127" draw:name="Rectangle 5" svg:x="1.0191in" svg:y="4.81597in" svg:width="5.60069in" svg:height="4.5625in" presentation:class="notes" presentation:placeholder="false">
          <draw:text-box>
            <text:p text:style-name="a114" text:class-names="" text:cond-style-name=""><text:span text:style-name="a113" text:class-names="">Click to edit Master text styles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Second level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list text:style-name="a126">
                              <text:list-item>
                                <text:p text:style-name="a125" text:class-names="" text:cond-style-name=""><text:span text:style-name="a1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130" draw:name="Rectangle 6" svg:x="0in" svg:y="9.63194in" svg:width="3.31076in" svg:height="0.50694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15" presentation:style-name="a133" draw:name="Rectangle 7" svg:x="4.32813in" svg:y="9.63194in" svg:width="3.31076in" svg:height="0.50694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Заголовок-и-объект" style:page-layout-name="pageLayout1" draw:style-name="a135">
      <draw:custom-shape svg:x="-0.01042in" svg:y="-0.00868in" svg:width="10.02083in" svg:height="1.13889in" draw:id="id26" draw:layer="Master1-bg" draw:style-name="a139" draw:name="Полилиния 6"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27" draw:layer="Master1-bg" draw:style-name="a143" draw:name="Полилиния 7"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8" draw:id="id28">
        <svg:desc/>
        <draw:custom-shape svg:width="10.0208in" svg:height="0.70833in" draw:id="id34" draw:layer="Master1-bg" draw:style-name="a176" draw:transform="translate(-5.0104in -0.35417in) rotate(-6.23539) translate(4.98956in 0.57639in)" draw:name="Полилиния 9"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35" draw:layer="Master1-bg" draw:style-name="a179" draw:transform="translate(-5.01738in -0.28932in) rotate(-6.23539) translate(5.00172in 0.59168in)" draw:name="Полилиния 10"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29" presentation:style-name="a147" draw:name="Заголовок 1" svg:x="0.5in" svg:y="0.77083in" svg:width="9in" svg:height="1.25in" presentation:class="title" presentation:placeholder="false">
        <draw:text-box>
          <text:p text:style-name="a146" text:class-names="" text:cond-style-name=""><text:span text:style-name="a144" text:class-names="">Образец заголовка</text:span><text:span text:style-name="a145" text:class-names=""/></text:p>
        </draw:text-box>
        <svg:desc/>
      </draw:frame>
      <draw:frame draw:id="id30" presentation:style-name="a164" draw:name="Содержимое 2" svg:x="0.5in" svg:y="2.11632in" svg:width="9in" svg:height="4.80035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Образец текста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Второй уровень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0" text:class-names="">Пятый уровень</text:span><text:span text:style-name="a1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67" draw:name="Дата 9" svg:x="0.5in" svg:y="6.95139in" svg:width="2.33333in" svg:height="0.39931in" presentation:class="date-time" presentation:placeholder="false">
        <draw:text-box>
          <text:p text:style-name="a166" text:class-names="" text:cond-style-name=""><text:span text:style-name="a165" text:class-names="">Wed Jan 15, 2003. 8am</text:span></text:p>
        </draw:text-box>
        <svg:desc/>
      </draw:frame>
      <draw:frame draw:id="id32" presentation:style-name="a170" draw:name="Нижний колонтитул 21" svg:x="2.91667in" svg:y="6.95139in" svg:width="3.66667in" svg:height="0.39931in" presentation:class="footer" presentation:placeholder="false">
        <draw:text-box>
          <text:p text:style-name="a169" text:class-names="" text:cond-style-name=""><text:span text:style-name="a168" text:class-names="">Mathew J. Reeves, Dept. of Epidemiology, Mich State Univ.</text:span></text:p>
        </draw:text-box>
        <svg:desc/>
      </draw:frame>
      <draw:frame draw:id="id33" presentation:style-name="a173" draw:name="Номер слайда 17" svg:x="8.66667in" svg:y="6.95139in" svg:width="0.83333in" svg:height="0.39931in" presentation:class="page-number" presentation:placeholder="false">
        <draw:text-box>
          <text:p text:style-name="a172" text:class-names="" text:cond-style-name=""><text:span text:style-name="a171" text:class-names=""><text:page-number style:num-format="1" text:fixed="false"/></text:span></text:p>
        </draw:text-box>
        <svg:desc/>
      </draw:frame>
      <presentation:notes style:page-layout-name="pageLayout2" draw:style-name="a208">
        <draw:frame draw:id="id10" presentation:style-name="a182" draw:name="Rectangle 2" svg:x="0in" svg:y="0in" svg:width="3.31076in" svg:height="0.50694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frame draw:id="id11" presentation:style-name="a185" draw:name="Rectangle 3" svg:x="4.32813in" svg:y="0in" svg:width="3.31076in" svg:height="0.50694in" presentation:class="date-time" presentation:placeholder="false">
          <draw:text-box>
            <text:p text:style-name="a184" text:class-names="" text:cond-style-name=""><text:span text:style-name="a183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186" draw:name="Rectangle 4">
          <svg:desc/>
        </draw:page-thumbnail>
        <draw:frame draw:id="id13" presentation:style-name="a201" draw:name="Rectangle 5" svg:x="1.0191in" svg:y="4.81597in" svg:width="5.60069in" svg:height="4.562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204" draw:name="Rectangle 6" svg:x="0in" svg:y="9.63194in" svg:width="3.31076in" svg:height="0.5069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desc/>
        </draw:frame>
        <draw:frame draw:id="id15" presentation:style-name="a207" draw:name="Rectangle 7" svg:x="4.32813in" svg:y="9.63194in" svg:width="3.31076in" svg:height="0.5069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Заголовок-раздела" style:page-layout-name="pageLayout1" draw:style-name="a209">
      <draw:custom-shape svg:x="-0.01042in" svg:y="-0.00868in" svg:width="10.02083in" svg:height="1.13889in" draw:id="id36" draw:layer="Master1-bg" draw:style-name="a213" draw:name="Полилиния 6"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37" draw:layer="Master1-bg" draw:style-name="a217" draw:name="Полилиния 7"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8" draw:id="id38">
        <svg:desc/>
        <draw:custom-shape svg:width="10.0208in" svg:height="0.70833in" draw:id="id44" draw:layer="Master1-bg" draw:style-name="a237" draw:transform="translate(-5.0104in -0.35417in) rotate(-6.23539) translate(4.98956in 0.57639in)" draw:name="Полилиния 9"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45" draw:layer="Master1-bg" draw:style-name="a240" draw:transform="translate(-5.01738in -0.28932in) rotate(-6.23539) translate(5.00172in 0.59168in)" draw:name="Полилиния 10">
          <svg:desc/>
          <text:p text:style-name="a239" text:class-names="" text:cond-style-name=""><text:span text:style-name="a238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39" presentation:style-name="a221" draw:name="Заголовок 1" svg:x="0.58in" svg:y="1.44in" svg:width="8.5in" svg:height="1.49in" presentation:class="title" presentation:placeholder="false">
        <draw:text-box>
          <text:p text:style-name="a220" text:class-names="" text:cond-style-name=""><text:span text:style-name="a218" text:class-names="">Образец заголовка</text:span><text:span text:style-name="a219" text:class-names=""/></text:p>
        </draw:text-box>
        <svg:desc/>
      </draw:frame>
      <draw:frame draw:id="id40" presentation:style-name="a225" draw:name="Текст 2" svg:x="0.58in" svg:y="2.95786in" svg:width="8.5in" svg:height="1.65104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desc/>
      </draw:frame>
      <draw:frame draw:id="id41" presentation:style-name="a228" draw:name="Дата 3" svg:x="0.5in" svg:y="6.95139in" svg:width="2.33333in" svg:height="0.39931in" presentation:class="date-time" presentation:placeholder="false">
        <draw:text-box>
          <text:p text:style-name="a227" text:class-names="" text:cond-style-name=""><text:span text:style-name="a226" text:class-names="">Wed Jan 15, 2003. 8am</text:span></text:p>
        </draw:text-box>
        <svg:desc/>
      </draw:frame>
      <draw:frame draw:id="id42" presentation:style-name="a231" draw:name="Нижний колонтитул 4" svg:x="2.91667in" svg:y="6.95139in" svg:width="3.66667in" svg:height="0.39931in" presentation:class="footer" presentation:placeholder="false">
        <draw:text-box>
          <text:p text:style-name="a230" text:class-names="" text:cond-style-name=""><text:span text:style-name="a229" text:class-names="">Mathew J. Reeves, Dept. of Epidemiology, Mich State Univ.</text:span></text:p>
        </draw:text-box>
        <svg:desc/>
      </draw:frame>
      <draw:frame draw:id="id43" presentation:style-name="a234" draw:name="Номер слайда 5" svg:x="8.66667in" svg:y="6.95139in" svg:width="0.83333in" svg:height="0.39931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desc/>
      </draw:frame>
      <presentation:notes style:page-layout-name="pageLayout2" draw:style-name="a269">
        <draw:frame draw:id="id10" presentation:style-name="a243" draw:name="Rectangle 2" svg:x="0in" svg:y="0in" svg:width="3.31076in" svg:height="0.50694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desc/>
        </draw:frame>
        <draw:frame draw:id="id11" presentation:style-name="a246" draw:name="Rectangle 3" svg:x="4.32813in" svg:y="0in" svg:width="3.31076in" svg:height="0.50694in" presentation:class="date-time" presentation:placeholder="false">
          <draw:text-box>
            <text:p text:style-name="a245" text:class-names="" text:cond-style-name=""><text:span text:style-name="a244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247" draw:name="Rectangle 4">
          <svg:desc/>
        </draw:page-thumbnail>
        <draw:frame draw:id="id13" presentation:style-name="a262" draw:name="Rectangle 5" svg:x="1.0191in" svg:y="4.81597in" svg:width="5.60069in" svg:height="4.562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265" draw:name="Rectangle 6" svg:x="0in" svg:y="9.63194in" svg:width="3.31076in" svg:height="0.50694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desc/>
        </draw:frame>
        <draw:frame draw:id="id15" presentation:style-name="a268" draw:name="Rectangle 7" svg:x="4.32813in" svg:y="9.63194in" svg:width="3.31076in" svg:height="0.50694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Два-объекта" style:page-layout-name="pageLayout1" draw:style-name="a270">
      <draw:custom-shape svg:x="-0.01042in" svg:y="-0.00868in" svg:width="10.02083in" svg:height="1.13889in" draw:id="id46" draw:layer="Master1-bg" draw:style-name="a274" draw:name="Полилиния 7"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47" draw:layer="Master1-bg" draw:style-name="a278" draw:name="Полилиния 8"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9" draw:id="id48">
        <svg:desc/>
        <draw:custom-shape svg:width="10.0208in" svg:height="0.70833in" draw:id="id55" draw:layer="Master1-bg" draw:style-name="a328" draw:transform="translate(-5.0104in -0.35417in) rotate(-6.23539) translate(4.98956in 0.57639in)" draw:name="Полилиния 10">
          <svg:desc/>
          <text:p text:style-name="a327" text:class-names="" text:cond-style-name=""><text:span text:style-name="a326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56" draw:layer="Master1-bg" draw:style-name="a331" draw:transform="translate(-5.01738in -0.28932in) rotate(-6.23539) translate(5.00172in 0.59168in)" draw:name="Полилиния 11">
          <svg:desc/>
          <text:p text:style-name="a330" text:class-names="" text:cond-style-name=""><text:span text:style-name="a329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49" presentation:style-name="a282" draw:name="Заголовок 1" svg:x="0.5in" svg:y="0.77in" svg:width="9in" svg:height="1.25in" presentation:class="title" presentation:placeholder="false">
        <draw:text-box>
          <text:p text:style-name="a281" text:class-names="" text:cond-style-name=""><text:span text:style-name="a279" text:class-names="">Образец заголовка</text:span><text:span text:style-name="a280" text:class-names=""/></text:p>
        </draw:text-box>
        <svg:desc/>
      </draw:frame>
      <draw:frame draw:id="id50" presentation:style-name="a299" draw:name="Содержимое 2" svg:x="0.5in" svg:y="2.09983in" svg:width="4.41667in" svg:height="4.85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Образец текста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Второй уровень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Пятый уровень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316" draw:name="Содержимое 3" svg:x="5.08333in" svg:y="2.09983in" svg:width="4.41667in" svg:height="4.8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Образец текста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Второй уровень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Пятый уровень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319" draw:name="Дата 9" svg:x="0.5in" svg:y="6.95139in" svg:width="2.33333in" svg:height="0.39931in" presentation:class="date-time" presentation:placeholder="false">
        <draw:text-box>
          <text:p text:style-name="a318" text:class-names="" text:cond-style-name=""><text:span text:style-name="a317" text:class-names="">Wed Jan 15, 2003. 8am</text:span></text:p>
        </draw:text-box>
        <svg:desc/>
      </draw:frame>
      <draw:frame draw:id="id53" presentation:style-name="a322" draw:name="Нижний колонтитул 21" svg:x="2.91667in" svg:y="6.95139in" svg:width="3.66667in" svg:height="0.39931in" presentation:class="footer" presentation:placeholder="false">
        <draw:text-box>
          <text:p text:style-name="a321" text:class-names="" text:cond-style-name=""><text:span text:style-name="a320" text:class-names="">Mathew J. Reeves, Dept. of Epidemiology, Mich State Univ.</text:span></text:p>
        </draw:text-box>
        <svg:desc/>
      </draw:frame>
      <draw:frame draw:id="id54" presentation:style-name="a325" draw:name="Номер слайда 17" svg:x="8.66667in" svg:y="6.95139in" svg:width="0.83333in" svg:height="0.3993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desc/>
      </draw:frame>
      <presentation:notes style:page-layout-name="pageLayout2" draw:style-name="a360">
        <draw:frame draw:id="id10" presentation:style-name="a334" draw:name="Rectangle 2" svg:x="0in" svg:y="0in" svg:width="3.31076in" svg:height="0.5069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desc/>
        </draw:frame>
        <draw:frame draw:id="id11" presentation:style-name="a337" draw:name="Rectangle 3" svg:x="4.32813in" svg:y="0in" svg:width="3.31076in" svg:height="0.50694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338" draw:name="Rectangle 4">
          <svg:desc/>
        </draw:page-thumbnail>
        <draw:frame draw:id="id13" presentation:style-name="a353" draw:name="Rectangle 5" svg:x="1.0191in" svg:y="4.81597in" svg:width="5.60069in" svg:height="4.5625in" presentation:class="notes" presentation:placeholder="false">
          <draw:text-box>
            <text:p text:style-name="a340" text:class-names="" text:cond-style-name=""><text:span text:style-name="a339" text:class-names="">Click to edit Master text styles</text:span></text:p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1" text:class-names="">Second level</text:span></text:p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p text:style-name="a345" text:class-names="" text:cond-style-name=""><text:span text:style-name="a3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p text:style-name="a348" text:class-names="" text:cond-style-name=""><text:span text:style-name="a3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356" draw:name="Rectangle 6" svg:x="0in" svg:y="9.63194in" svg:width="3.31076in" svg:height="0.50694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desc/>
        </draw:frame>
        <draw:frame draw:id="id15" presentation:style-name="a359" draw:name="Rectangle 7" svg:x="4.32813in" svg:y="9.63194in" svg:width="3.31076in" svg:height="0.50694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Сравнение" style:page-layout-name="pageLayout1" draw:style-name="a361">
      <draw:custom-shape svg:x="-0.01042in" svg:y="-0.00868in" svg:width="10.02083in" svg:height="1.13889in" draw:id="id57" draw:layer="Master1-bg" draw:style-name="a365" draw:name="Полилиния 9"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58" draw:layer="Master1-bg" draw:style-name="a369" draw:name="Полилиния 10"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11" draw:id="id59">
        <svg:desc/>
        <draw:custom-shape svg:width="10.0208in" svg:height="0.70833in" draw:id="id68" draw:layer="Master1-bg" draw:style-name="a427" draw:transform="translate(-5.0104in -0.35417in) rotate(-6.23539) translate(4.98956in 0.57639in)" draw:name="Полилиния 12"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69" draw:layer="Master1-bg" draw:style-name="a430" draw:transform="translate(-5.01738in -0.28932in) rotate(-6.23539) translate(5.00172in 0.59168in)" draw:name="Полилиния 13"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60" presentation:style-name="a373" draw:name="Заголовок 1" svg:x="0.5in" svg:y="0.77in" svg:width="9in" svg:height="1.25in" presentation:class="title" presentation:placeholder="false">
        <draw:text-box>
          <text:p text:style-name="a372" text:class-names="" text:cond-style-name=""><text:span text:style-name="a370" text:class-names="">Образец заголовка</text:span><text:span text:style-name="a371" text:class-names=""/></text:p>
        </draw:text-box>
        <svg:desc/>
      </draw:frame>
      <draw:frame draw:id="id61" presentation:style-name="a377" draw:name="Текст 2" svg:x="0.5in" svg:y="2.02892in" svg:width="4.4184in" svg:height="0.72108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Образец текста</text:span></text:p>
            </text:list-item>
          </text:list>
        </draw:text-box>
        <svg:desc/>
      </draw:frame>
      <draw:frame draw:id="id62" presentation:style-name="a381" draw:name="Текст 3" svg:x="5.07986in" svg:y="2.03385in" svg:width="4.42014in" svg:height="0.71615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Образец текста</text:span></text:p>
            </text:list-item>
          </text:list>
        </draw:text-box>
        <svg:desc/>
      </draw:frame>
      <draw:frame draw:id="id63" presentation:style-name="a398" draw:name="Содержимое 4" svg:x="0.5in" svg:y="2.75in" svg:width="4.4184in" svg:height="4.20573in" presentation:class="object" presentation:placeholder="false">
        <draw:text-box>
          <text:list text:style-name="a384">
            <text:list-item>
              <text:p text:style-name="a383" text:class-names="" text:cond-style-name=""><text:span text:style-name="a382" text:class-names="">Образец текста</text:span></text:p>
            </text:list-item>
          </text:list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Второй уровень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Пятый уровень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415" draw:name="Содержимое 5" svg:x="5.07986in" svg:y="2.75in" svg:width="4.42014in" svg:height="4.20573in" presentation:class="object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Второй уровень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1" text:class-names="">Пятый уровень</text:span><text:span text:style-name="a4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5" presentation:style-name="a418" draw:name="Дата 9" svg:x="0.5in" svg:y="6.95139in" svg:width="2.33333in" svg:height="0.39931in" presentation:class="date-time" presentation:placeholder="false">
        <draw:text-box>
          <text:p text:style-name="a417" text:class-names="" text:cond-style-name=""><text:span text:style-name="a416" text:class-names="">Wed Jan 15, 2003. 8am</text:span></text:p>
        </draw:text-box>
        <svg:desc/>
      </draw:frame>
      <draw:frame draw:id="id66" presentation:style-name="a421" draw:name="Нижний колонтитул 21" svg:x="2.91667in" svg:y="6.95139in" svg:width="3.66667in" svg:height="0.39931in" presentation:class="footer" presentation:placeholder="false">
        <draw:text-box>
          <text:p text:style-name="a420" text:class-names="" text:cond-style-name=""><text:span text:style-name="a419" text:class-names="">Mathew J. Reeves, Dept. of Epidemiology, Mich State Univ.</text:span></text:p>
        </draw:text-box>
        <svg:desc/>
      </draw:frame>
      <draw:frame draw:id="id67" presentation:style-name="a424" draw:name="Номер слайда 17" svg:x="8.66667in" svg:y="6.95139in" svg:width="0.83333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desc/>
      </draw:frame>
      <presentation:notes style:page-layout-name="pageLayout2" draw:style-name="a459">
        <draw:frame draw:id="id10" presentation:style-name="a433" draw:name="Rectangle 2" svg:x="0in" svg:y="0in" svg:width="3.31076in" svg:height="0.50694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desc/>
        </draw:frame>
        <draw:frame draw:id="id11" presentation:style-name="a436" draw:name="Rectangle 3" svg:x="4.32813in" svg:y="0in" svg:width="3.31076in" svg:height="0.50694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437" draw:name="Rectangle 4">
          <svg:desc/>
        </draw:page-thumbnail>
        <draw:frame draw:id="id13" presentation:style-name="a452" draw:name="Rectangle 5" svg:x="1.0191in" svg:y="4.81597in" svg:width="5.60069in" svg:height="4.562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455" draw:name="Rectangle 6" svg:x="0in" svg:y="9.63194in" svg:width="3.31076in" svg:height="0.5069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15" presentation:style-name="a458" draw:name="Rectangle 7" svg:x="4.32813in" svg:y="9.63194in" svg:width="3.31076in" svg:height="0.5069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Только-заголовок" style:page-layout-name="pageLayout1" draw:style-name="a460">
      <draw:custom-shape svg:x="-0.01042in" svg:y="-0.00868in" svg:width="10.02083in" svg:height="1.13889in" draw:id="id70" draw:layer="Master1-bg" draw:style-name="a464" draw:name="Полилиния 2"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71" draw:layer="Master1-bg" draw:style-name="a468" draw:name="Полилиния 3"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4" draw:id="id72">
        <svg:desc/>
        <draw:custom-shape svg:width="10.0208in" svg:height="0.70833in" draw:id="id74" draw:layer="Master1-bg" draw:style-name="a475" draw:transform="translate(-5.0104in -0.35417in) rotate(-6.23539) translate(4.98956in 0.57639in)" draw:name="Полилиния 5"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75" draw:layer="Master1-bg" draw:style-name="a478" draw:transform="translate(-5.01738in -0.28932in) rotate(-6.23539) translate(5.00172in 0.59168in)" draw:name="Полилиния 6"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73" presentation:style-name="a472" draw:name="Заголовок 1" svg:x="0.5in" svg:y="0.77in" svg:width="9.08333in" svg:height="1.25in" presentation:class="title" presentation:placeholder="false">
        <draw:text-box>
          <text:p text:style-name="a471" text:class-names="" text:cond-style-name=""><text:span text:style-name="a469" text:class-names="">Образец заголовка</text:span><text:span text:style-name="a470" text:class-names=""/></text:p>
        </draw:text-box>
        <svg:desc/>
      </draw:frame>
      <presentation:notes style:page-layout-name="pageLayout2" draw:style-name="a507">
        <draw:frame draw:id="id10" presentation:style-name="a481" draw:name="Rectangle 2" svg:x="0in" svg:y="0in" svg:width="3.31076in" svg:height="0.5069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desc/>
        </draw:frame>
        <draw:frame draw:id="id11" presentation:style-name="a484" draw:name="Rectangle 3" svg:x="4.32813in" svg:y="0in" svg:width="3.31076in" svg:height="0.50694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485" draw:name="Rectangle 4">
          <svg:desc/>
        </draw:page-thumbnail>
        <draw:frame draw:id="id13" presentation:style-name="a500" draw:name="Rectangle 5" svg:x="1.0191in" svg:y="4.81597in" svg:width="5.60069in" svg:height="4.562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list text:style-name="a499">
                              <text:list-item>
                                <text:p text:style-name="a498" text:class-names="" text:cond-style-name=""><text:span text:style-name="a4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03" draw:name="Rectangle 6" svg:x="0in" svg:y="9.63194in" svg:width="3.31076in" svg:height="0.50694in" presentation:class="footer" presentation:placeholder="false">
          <draw:text-box>
            <text:p text:style-name="a502" text:class-names="" text:cond-style-name=""><text:span text:style-name="a501" text:class-names=""/></text:p>
          </draw:text-box>
          <svg:desc/>
        </draw:frame>
        <draw:frame draw:id="id15" presentation:style-name="a506" draw:name="Rectangle 7" svg:x="4.32813in" svg:y="9.63194in" svg:width="3.31076in" svg:height="0.50694in" presentation:class="page-number" presentation:placeholder="false">
          <draw:text-box>
            <text:p text:style-name="a505" text:class-names="" text:cond-style-name=""><text:span text:style-name="a504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Пустой-слайд" style:page-layout-name="pageLayout1" draw:style-name="a508">
      <draw:custom-shape svg:x="-0.01042in" svg:y="-0.00868in" svg:width="10.02083in" svg:height="1.13889in" draw:id="id76" draw:layer="Master1-bg" draw:style-name="a512" draw:name="Полилиния 4">
        <svg:desc/>
        <text:p text:style-name="a510" text:class-names="" text:cond-style-name=""><text:span text:style-name="a509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77" draw:layer="Master1-bg" draw:style-name="a516" draw:name="Полилиния 5">
        <svg:desc/>
        <text:p text:style-name="a514" text:class-names="" text:cond-style-name=""><text:span text:style-name="a513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6" draw:id="id78">
        <svg:desc/>
        <draw:custom-shape svg:width="10.0208in" svg:height="0.70833in" draw:id="id82" draw:layer="Master1-bg" draw:style-name="a528" draw:transform="translate(-5.0104in -0.35417in) rotate(-6.23539) translate(4.98956in 0.57639in)" draw:name="Полилиния 7"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83" draw:layer="Master1-bg" draw:style-name="a531" draw:transform="translate(-5.01738in -0.28932in) rotate(-6.23539) translate(5.00172in 0.59168in)" draw:name="Полилиния 8"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79" presentation:style-name="a519" draw:name="Дата 9" svg:x="0.5in" svg:y="6.95139in" svg:width="2.33333in" svg:height="0.39931in" presentation:class="date-time" presentation:placeholder="false">
        <draw:text-box>
          <text:p text:style-name="a518" text:class-names="" text:cond-style-name=""><text:span text:style-name="a517" text:class-names="">Wed Jan 15, 2003. 8am</text:span></text:p>
        </draw:text-box>
        <svg:desc/>
      </draw:frame>
      <draw:frame draw:id="id80" presentation:style-name="a522" draw:name="Нижний колонтитул 21" svg:x="2.91667in" svg:y="6.95139in" svg:width="3.66667in" svg:height="0.39931in" presentation:class="footer" presentation:placeholder="false">
        <draw:text-box>
          <text:p text:style-name="a521" text:class-names="" text:cond-style-name=""><text:span text:style-name="a520" text:class-names="">Mathew J. Reeves, Dept. of Epidemiology, Mich State Univ.</text:span></text:p>
        </draw:text-box>
        <svg:desc/>
      </draw:frame>
      <draw:frame draw:id="id81" presentation:style-name="a525" draw:name="Номер слайда 17" svg:x="8.66667in" svg:y="6.95139in" svg:width="0.83333in" svg:height="0.39931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desc/>
      </draw:frame>
      <presentation:notes style:page-layout-name="pageLayout2" draw:style-name="a560">
        <draw:frame draw:id="id10" presentation:style-name="a534" draw:name="Rectangle 2" svg:x="0in" svg:y="0in" svg:width="3.31076in" svg:height="0.50694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desc/>
        </draw:frame>
        <draw:frame draw:id="id11" presentation:style-name="a537" draw:name="Rectangle 3" svg:x="4.32813in" svg:y="0in" svg:width="3.31076in" svg:height="0.50694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538" draw:name="Rectangle 4">
          <svg:desc/>
        </draw:page-thumbnail>
        <draw:frame draw:id="id13" presentation:style-name="a553" draw:name="Rectangle 5" svg:x="1.0191in" svg:y="4.81597in" svg:width="5.60069in" svg:height="4.5625in" presentation:class="notes" presentation:placeholder="false">
          <draw:text-box>
            <text:p text:style-name="a540" text:class-names="" text:cond-style-name=""><text:span text:style-name="a539" text:class-names="">Click to edit Master text styles</text:span></text:p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1" text:class-names="">Second level</text:span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p text:style-name="a545" text:class-names="" text:cond-style-name=""><text:span text:style-name="a5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p text:style-name="a548" text:class-names="" text:cond-style-name=""><text:span text:style-name="a5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list text:style-name="a552">
                              <text:list-item>
                                <text:p text:style-name="a551" text:class-names="" text:cond-style-name=""><text:span text:style-name="a5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56" draw:name="Rectangle 6" svg:x="0in" svg:y="9.63194in" svg:width="3.31076in" svg:height="0.50694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desc/>
        </draw:frame>
        <draw:frame draw:id="id15" presentation:style-name="a559" draw:name="Rectangle 7" svg:x="4.32813in" svg:y="9.63194in" svg:width="3.31076in" svg:height="0.50694in" presentation:class="page-number" presentation:placeholder="false">
          <draw:text-box>
            <text:p text:style-name="a558" text:class-names="" text:cond-style-name=""><text:span text:style-name="a55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Объект-с-подписью" style:page-layout-name="pageLayout1" draw:style-name="a561">
      <draw:custom-shape svg:x="-0.01042in" svg:y="-0.00868in" svg:width="10.02083in" svg:height="1.13889in" draw:id="id84" draw:layer="Master1-bg" draw:style-name="a565" draw:name="Полилиния 7">
        <svg:desc/>
        <text:p text:style-name="a563" text:class-names="" text:cond-style-name=""><text:span text:style-name="a56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85" draw:layer="Master1-bg" draw:style-name="a569" draw:name="Полилиния 8"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9" draw:id="id86">
        <svg:desc/>
        <draw:custom-shape svg:width="10.0208in" svg:height="0.70833in" draw:id="id93" draw:layer="Master1-bg" draw:style-name="a606" draw:transform="translate(-5.0104in -0.35417in) rotate(-6.23539) translate(4.98956in 0.57639in)" draw:name="Полилиния 10"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94" draw:layer="Master1-bg" draw:style-name="a609" draw:transform="translate(-5.01738in -0.28932in) rotate(-6.23539) translate(5.00172in 0.59168in)" draw:name="Полилиния 11"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87" presentation:style-name="a573" draw:name="Заголовок 1" svg:x="0.75in" svg:y="0.5625in" svg:width="3in" svg:height="1.27083in" presentation:class="title" presentation:placeholder="false">
        <draw:text-box>
          <text:p text:style-name="a572" text:class-names="" text:cond-style-name=""><text:span text:style-name="a570" text:class-names="">Образец заголовка</text:span><text:span text:style-name="a571" text:class-names=""/></text:p>
        </draw:text-box>
        <svg:desc/>
      </draw:frame>
      <draw:frame draw:id="id88" presentation:style-name="a577" draw:name="Текст 2" svg:x="0.75in" svg:y="1.83333in" svg:width="3in" svg:height="5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Образец текста</text:span></text:p>
            </text:list-item>
          </text:list>
        </draw:text-box>
        <svg:desc/>
      </draw:frame>
      <draw:frame draw:id="id89" presentation:style-name="a594" draw:name="Содержимое 3" svg:x="3.90972in" svg:y="1.83333in" svg:width="5.59028in" svg:height="5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Образец текста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Второй уровень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0" text:class-names="">Пятый уровень</text:span><text:span text:style-name="a5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0" presentation:style-name="a597" draw:name="Дата 9" svg:x="0.5in" svg:y="6.95139in" svg:width="2.33333in" svg:height="0.39931in" presentation:class="date-time" presentation:placeholder="false">
        <draw:text-box>
          <text:p text:style-name="a596" text:class-names="" text:cond-style-name=""><text:span text:style-name="a595" text:class-names="">Wed Jan 15, 2003. 8am</text:span></text:p>
        </draw:text-box>
        <svg:desc/>
      </draw:frame>
      <draw:frame draw:id="id91" presentation:style-name="a600" draw:name="Нижний колонтитул 21" svg:x="2.91667in" svg:y="6.95139in" svg:width="3.66667in" svg:height="0.39931in" presentation:class="footer" presentation:placeholder="false">
        <draw:text-box>
          <text:p text:style-name="a599" text:class-names="" text:cond-style-name=""><text:span text:style-name="a598" text:class-names="">Mathew J. Reeves, Dept. of Epidemiology, Mich State Univ.</text:span></text:p>
        </draw:text-box>
        <svg:desc/>
      </draw:frame>
      <draw:frame draw:id="id92" presentation:style-name="a603" draw:name="Номер слайда 17" svg:x="8.66667in" svg:y="6.95139in" svg:width="0.83333in" svg:height="0.39931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desc/>
      </draw:frame>
      <presentation:notes style:page-layout-name="pageLayout2" draw:style-name="a638">
        <draw:frame draw:id="id10" presentation:style-name="a612" draw:name="Rectangle 2" svg:x="0in" svg:y="0in" svg:width="3.31076in" svg:height="0.5069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desc/>
        </draw:frame>
        <draw:frame draw:id="id11" presentation:style-name="a615" draw:name="Rectangle 3" svg:x="4.32813in" svg:y="0in" svg:width="3.31076in" svg:height="0.50694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616" draw:name="Rectangle 4">
          <svg:desc/>
        </draw:page-thumbnail>
        <draw:frame draw:id="id13" presentation:style-name="a631" draw:name="Rectangle 5" svg:x="1.0191in" svg:y="4.81597in" svg:width="5.60069in" svg:height="4.5625in" presentation:class="notes" presentation:placeholder="false">
          <draw:text-box>
            <text:p text:style-name="a618" text:class-names="" text:cond-style-name=""><text:span text:style-name="a617" text:class-names="">Click to edit Master text styles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Second level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634" draw:name="Rectangle 6" svg:x="0in" svg:y="9.63194in" svg:width="3.31076in" svg:height="0.5069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desc/>
        </draw:frame>
        <draw:frame draw:id="id15" presentation:style-name="a637" draw:name="Rectangle 7" svg:x="4.32813in" svg:y="9.63194in" svg:width="3.31076in" svg:height="0.5069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Рисунок-с-подписью" style:page-layout-name="pageLayout1" draw:style-name="a639">
      <draw:custom-shape svg:x="-0.01042in" svg:y="-0.00868in" svg:width="10.02083in" svg:height="1.13889in" draw:id="id95" draw:layer="Master1-bg" draw:style-name="a643" draw:name="Полилиния 11"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96" draw:layer="Master1-bg" draw:style-name="a647" draw:name="Полилиния 12"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13" draw:id="id97">
        <svg:desc/>
        <draw:custom-shape svg:width="10.0208in" svg:height="0.70833in" draw:id="id108" draw:layer="Master1-bg" draw:style-name="a685" draw:transform="translate(-5.0104in -0.35417in) rotate(-6.23539) translate(4.98956in 0.57639in)" draw:name="Полилиния 14"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09" draw:layer="Master1-bg" draw:style-name="a688" draw:transform="translate(-5.01738in -0.28932in) rotate(-6.23539) translate(5.00172in 0.59168in)" draw:name="Полилиния 15"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custom-shape svg:width="5.75in" svg:height="4.5in" draw:id="id98" draw:style-name="a650" draw:transform="translate(-2.875in -2.25in) rotate(-6.16101) translate(6.33681in 3.46181in)" draw:name="Прямоугольник с одним вырезанным скругленным углом 4">
        <svg:desc/>
        <text:p text:style-name="a649" text:class-names="" text:cond-style-name=""><text:span text:style-name="a648" text:class-names=""/></text:p>
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0 3646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$0"/>
          <draw:equation draw:name="f11" draw:formula="$1"/>
          <draw:equation draw:name="f12" draw:formula="?f8 * ?f10 / 100000"/>
          <draw:equation draw:name="f13" draw:formula="?f8 * ?f11 / 100000"/>
          <draw:equation draw:name="f14" draw:formula="?f3 - ?f13"/>
          <draw:equation draw:name="f15" draw:formula="?f12 * 29289 / 100000"/>
          <draw:equation draw:name="f16" draw:formula="(?f14 + ?f3) / 2"/>
          <draw:equation draw:name="f17" draw:formula="21550000 - ?f1"/>
          <draw:equation draw:name="f18" draw:formula="if(?f17, ?f1, 21550000)"/>
          <draw:equation draw:name="f19" draw:formula="-21550000 - ?f18"/>
          <draw:equation draw:name="f20" draw:formula="if(?f19, -21550000, ?f18)"/>
          <draw:equation draw:name="f21" draw:formula="?f0 + ?f20"/>
          <draw:equation draw:name="f22" draw:formula="?f0 + ?f1"/>
          <draw:equation draw:name="f23" draw:formula="?f22 * ?f9 / ?f0"/>
          <draw:equation draw:name="f24" draw:formula="0 - ?f23"/>
          <draw:equation draw:name="f25" draw:formula="cos(?f24)"/>
          <draw:equation draw:name="f26" draw:formula="0 - ?f25"/>
          <draw:equation draw:name="f27" draw:formula="?f26 * ?f12"/>
          <draw:equation draw:name="f28" draw:formula="sin(?f24)"/>
          <draw:equation draw:name="f29" draw:formula="0 - ?f28"/>
          <draw:equation draw:name="f30" draw:formula="?f29 * ?f12"/>
          <draw:equation draw:name="f31" draw:formula="sqrt(?f27 * ?f27 + ?f30 * ?f30 + 0 * 0)"/>
          <draw:equation draw:name="f32" draw:formula="?f12 * ?f12 / ?f31"/>
          <draw:equation draw:name="f33" draw:formula="?f29 * ?f32"/>
          <draw:equation draw:name="f34" draw:formula="?f2 - ?f33"/>
          <draw:equation draw:name="f35" draw:formula="?f26 * ?f32"/>
          <draw:equation draw:name="f36" draw:formula="?f12 - ?f35"/>
          <draw:equation draw:name="f37" draw:formula="?f34 - ?f12"/>
          <draw:equation draw:name="f38" draw:formula="?f36 - ?f12"/>
          <draw:equation draw:name="f39" draw:formula="?f34 + ?f12"/>
          <draw:equation draw:name="f40" draw:formula="?f36 + ?f12"/>
          <draw:equation draw:name="f41" draw:formula="?f21 + ?f1"/>
          <draw:equation draw:name="f42" draw:formula="?f41 * ?f9 / ?f0"/>
          <draw:equation draw:name="f43" draw:formula="0 - ?f42"/>
          <draw:equation draw:name="f44" draw:formula="cos(?f43)"/>
          <draw:equation draw:name="f45" draw:formula="0 - ?f44"/>
          <draw:equation draw:name="f46" draw:formula="?f45 * ?f12"/>
          <draw:equation draw:name="f47" draw:formula="sin(?f43)"/>
          <draw:equation draw:name="f48" draw:formula="0 - ?f47"/>
          <draw:equation draw:name="f49" draw:formula="?f48 * ?f12"/>
          <draw:equation draw:name="f50" draw:formula="sqrt(?f46 * ?f46 + ?f49 * ?f49 + 0 * 0)"/>
          <draw:equation draw:name="f51" draw:formula="?f12 * ?f12 / ?f50"/>
          <draw:equation draw:name="f52" draw:formula="?f48 * ?f51"/>
          <draw:equation draw:name="f53" draw:formula="?f34 + ?f52"/>
          <draw:equation draw:name="f54" draw:formula="?f45 * ?f51"/>
          <draw:equation draw:name="f55" draw:formula="?f36 + ?f54"/>
          <draw:equation draw:name="f56" draw:formula="if(?f20, ?f2, ?f37)"/>
          <draw:equation draw:name="f57" draw:formula="if(?f20, ?f12, ?f38)"/>
          <draw:equation draw:name="f58" draw:formula="if(?f20, ?f2, ?f39)"/>
          <draw:equation draw:name="f59" draw:formula="if(?f20, ?f12, ?f40)"/>
          <draw:equation draw:name="f60" draw:formula="if(?f20, ?f37, ?f53)"/>
          <draw:equation draw:name="f61" draw:formula="if(?f20, ?f38, ?f55)"/>
          <draw:equation draw:name="f62" draw:formula="if(?f20, ?f39, ?f53)"/>
          <draw:equation draw:name="f63" draw:formula="if(?f20, ?f40, ?f55)"/>
        </draw:enhanced-geometry>
      </draw:custom-shape>
      <draw:custom-shape svg:width="0.17014in" svg:height="0.17014in" draw:id="id99" draw:style-name="a653" draw:transform="translate(-0.08507in -0.08507in) rotate(-6.16101) translate(8.83854in 5.94618in)" draw:name="Прямоугольный треугольник 5">
        <svg:desc/>
        <text:p text:style-name="a652" text:class-names="" text:cond-style-name=""><text:span text:style-name="a65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-0.01042in" svg:y="6.36111in" svg:width="10.02083in" svg:height="1.13889in" draw:id="id100" draw:style-name="a657" draw:name="Полилиния 6"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6.80208in" svg:width="5.20833in" svg:height="0.69792in" draw:id="id101" draw:style-name="a661" draw:name="Полилиния 7"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id="id102" presentation:style-name="a665" draw:name="Заголовок 1" svg:x="0.66667in" svg:y="1.28718in" svg:width="2.42in" svg:height="1.73078in" presentation:class="title" presentation:placeholder="false">
        <draw:text-box>
          <text:p text:style-name="a664" text:class-names="" text:cond-style-name=""><text:span text:style-name="a662" text:class-names="">Образец заголовка</text:span><text:span text:style-name="a663" text:class-names=""/></text:p>
        </draw:text-box>
        <svg:desc/>
      </draw:frame>
      <draw:frame draw:id="id103" presentation:style-name="a669" draw:name="Текст 3" svg:x="0.66667in" svg:y="3.0936in" svg:width="2.41667in" svg:height="2.38333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Образец текста</text:span></text:p>
            </text:list-item>
          </text:list>
        </draw:text-box>
        <svg:desc/>
      </draw:frame>
      <draw:frame draw:id="id104" presentation:style-name="a673" draw:transform="translate(-2.525in -2.15in) rotate(-0.12217) translate(6.33711in 3.46181in)" draw:name="Рисунок 2" svg:width="5.05in" svg:height="4.3in" presentation:class="graphic" presentation:placeholder="false">
        <draw:text-box>
          <text:p text:style-name="a672" text:class-names="" text:cond-style-name=""><text:span text:style-name="a670" text:class-names="">Вставка рисунка</text:span><text:span text:style-name="a671" text:class-names=""/></text:p>
        </draw:text-box>
        <svg:desc/>
      </draw:frame>
      <draw:frame draw:id="id105" presentation:style-name="a676" draw:name="Дата 4" svg:x="0.5in" svg:y="6.95139in" svg:width="2.33333in" svg:height="0.39931in" presentation:class="date-time" presentation:placeholder="false">
        <draw:text-box>
          <text:p text:style-name="a675" text:class-names="" text:cond-style-name=""><text:span text:style-name="a674" text:class-names="">Wed Jan 15, 2003. 8am</text:span></text:p>
        </draw:text-box>
        <svg:desc/>
      </draw:frame>
      <draw:frame draw:id="id106" presentation:style-name="a679" draw:name="Нижний колонтитул 5" svg:x="2.91667in" svg:y="6.95139in" svg:width="3.66667in" svg:height="0.39931in" presentation:class="footer" presentation:placeholder="false">
        <draw:text-box>
          <text:p text:style-name="a678" text:class-names="" text:cond-style-name=""><text:span text:style-name="a677" text:class-names="">Mathew J. Reeves, Dept. of Epidemiology, Mich State Univ.</text:span></text:p>
        </draw:text-box>
        <svg:desc/>
      </draw:frame>
      <draw:frame draw:id="id107" presentation:style-name="a682" draw:name="Номер слайда 6" svg:x="8.83333in" svg:y="6.95139in" svg:width="0.66667in" svg:height="0.39931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desc/>
      </draw:frame>
      <presentation:notes style:page-layout-name="pageLayout2" draw:style-name="a717">
        <draw:frame draw:id="id10" presentation:style-name="a691" draw:name="Rectangle 2" svg:x="0in" svg:y="0in" svg:width="3.31076in" svg:height="0.5069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desc/>
        </draw:frame>
        <draw:frame draw:id="id11" presentation:style-name="a694" draw:name="Rectangle 3" svg:x="4.32813in" svg:y="0in" svg:width="3.31076in" svg:height="0.50694in" presentation:class="date-time" presentation:placeholder="false">
          <draw:text-box>
            <text:p text:style-name="a693" text:class-names="" text:cond-style-name=""><text:span text:style-name="a692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695" draw:name="Rectangle 4">
          <svg:desc/>
        </draw:page-thumbnail>
        <draw:frame draw:id="id13" presentation:style-name="a710" draw:name="Rectangle 5" svg:x="1.0191in" svg:y="4.81597in" svg:width="5.60069in" svg:height="4.5625in" presentation:class="notes" presentation:placeholder="false">
          <draw:text-box>
            <text:p text:style-name="a697" text:class-names="" text:cond-style-name=""><text:span text:style-name="a696" text:class-names="">Click to edit Master text styles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 le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13" draw:name="Rectangle 6" svg:x="0in" svg:y="9.63194in" svg:width="3.31076in" svg:height="0.5069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desc/>
        </draw:frame>
        <draw:frame draw:id="id15" presentation:style-name="a716" draw:name="Rectangle 7" svg:x="4.32813in" svg:y="9.63194in" svg:width="3.31076in" svg:height="0.5069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Заголовок-и-вертикальный-текст" style:page-layout-name="pageLayout1" draw:style-name="a718">
      <draw:custom-shape svg:x="-0.01042in" svg:y="-0.00868in" svg:width="10.02083in" svg:height="1.13889in" draw:id="id110" draw:layer="Master1-bg" draw:style-name="a722" draw:name="Полилиния 6"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11" draw:layer="Master1-bg" draw:style-name="a726" draw:name="Полилиния 7"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8" draw:id="id112">
        <svg:desc/>
        <draw:custom-shape svg:width="10.0208in" svg:height="0.70833in" draw:id="id118" draw:layer="Master1-bg" draw:style-name="a759" draw:transform="translate(-5.0104in -0.35417in) rotate(-6.23539) translate(4.98956in 0.57639in)" draw:name="Полилиния 9"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19" draw:layer="Master1-bg" draw:style-name="a762" draw:transform="translate(-5.01738in -0.28932in) rotate(-6.23539) translate(5.00172in 0.59168in)" draw:name="Полилиния 10"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13" presentation:style-name="a730" draw:name="Заголовок 1" svg:x="0.5in" svg:y="0.77083in" svg:width="9in" svg:height="1.25in" presentation:class="title" presentation:placeholder="false">
        <draw:text-box>
          <text:p text:style-name="a729" text:class-names="" text:cond-style-name=""><text:span text:style-name="a727" text:class-names="">Образец заголовка</text:span><text:span text:style-name="a728" text:class-names=""/></text:p>
        </draw:text-box>
        <svg:desc/>
      </draw:frame>
      <draw:frame draw:id="id114" presentation:style-name="a747" draw:name="Вертикальный текст 2" svg:x="0.5in" svg:y="2.11632in" svg:width="9in" svg:height="4.80035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Образец текста</text:span></text:p>
            </text:list-item>
          </text:list>
          <text:list text:style-name="a736">
            <text:list-item>
              <text:list text:style-name="a736">
                <text:list-item>
                  <text:p text:style-name="a735" text:class-names="" text:cond-style-name=""><text:span text:style-name="a734" text:class-names="">Второй уровень</text:span></text:p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p text:style-name="a738" text:class-names="" text:cond-style-name=""><text:span text:style-name="a73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p text:style-name="a741" text:class-names="" text:cond-style-name=""><text:span text:style-name="a74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p text:style-name="a745" text:class-names="" text:cond-style-name=""><text:span text:style-name="a743" text:class-names="">Пятый уровень</text:span><text:span text:style-name="a7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5" presentation:style-name="a750" draw:name="Дата 9" svg:x="0.5in" svg:y="6.95139in" svg:width="2.33333in" svg:height="0.39931in" presentation:class="date-time" presentation:placeholder="false">
        <draw:text-box>
          <text:p text:style-name="a749" text:class-names="" text:cond-style-name=""><text:span text:style-name="a748" text:class-names="">Wed Jan 15, 2003. 8am</text:span></text:p>
        </draw:text-box>
        <svg:desc/>
      </draw:frame>
      <draw:frame draw:id="id116" presentation:style-name="a753" draw:name="Нижний колонтитул 21" svg:x="2.91667in" svg:y="6.95139in" svg:width="3.66667in" svg:height="0.39931in" presentation:class="footer" presentation:placeholder="false">
        <draw:text-box>
          <text:p text:style-name="a752" text:class-names="" text:cond-style-name=""><text:span text:style-name="a751" text:class-names="">Mathew J. Reeves, Dept. of Epidemiology, Mich State Univ.</text:span></text:p>
        </draw:text-box>
        <svg:desc/>
      </draw:frame>
      <draw:frame draw:id="id117" presentation:style-name="a756" draw:name="Номер слайда 17" svg:x="8.66667in" svg:y="6.95139in" svg:width="0.83333in" svg:height="0.39931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desc/>
      </draw:frame>
      <presentation:notes style:page-layout-name="pageLayout2" draw:style-name="a791">
        <draw:frame draw:id="id10" presentation:style-name="a765" draw:name="Rectangle 2" svg:x="0in" svg:y="0in" svg:width="3.31076in" svg:height="0.50694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desc/>
        </draw:frame>
        <draw:frame draw:id="id11" presentation:style-name="a768" draw:name="Rectangle 3" svg:x="4.32813in" svg:y="0in" svg:width="3.31076in" svg:height="0.50694in" presentation:class="date-time" presentation:placeholder="false">
          <draw:text-box>
            <text:p text:style-name="a767" text:class-names="" text:cond-style-name=""><text:span text:style-name="a766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769" draw:name="Rectangle 4">
          <svg:desc/>
        </draw:page-thumbnail>
        <draw:frame draw:id="id13" presentation:style-name="a784" draw:name="Rectangle 5" svg:x="1.0191in" svg:y="4.81597in" svg:width="5.60069in" svg:height="4.5625in" presentation:class="notes" presentation:placeholder="false">
          <draw:text-box>
            <text:p text:style-name="a771" text:class-names="" text:cond-style-name=""><text:span text:style-name="a770" text:class-names="">Click to edit Master text styles</text:span></text:p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Second level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p text:style-name="a776" text:class-names="" text:cond-style-name=""><text:span text:style-name="a7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p text:style-name="a779" text:class-names="" text:cond-style-name=""><text:span text:style-name="a7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list text:style-name="a783">
                              <text:list-item>
                                <text:p text:style-name="a782" text:class-names="" text:cond-style-name=""><text:span text:style-name="a7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87" draw:name="Rectangle 6" svg:x="0in" svg:y="9.63194in" svg:width="3.31076in" svg:height="0.50694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desc/>
        </draw:frame>
        <draw:frame draw:id="id15" presentation:style-name="a790" draw:name="Rectangle 7" svg:x="4.32813in" svg:y="9.63194in" svg:width="3.31076in" svg:height="0.50694in" presentation:class="page-number" presentation:placeholder="false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792">
      <draw:custom-shape svg:x="-0.01042in" svg:y="-0.00868in" svg:width="10.02083in" svg:height="1.13889in" draw:id="id120" draw:layer="Master1-bg" draw:style-name="a796" draw:name="Полилиния 6"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21" draw:layer="Master1-bg" draw:style-name="a800" draw:name="Полилиния 7">
        <svg:desc/>
        <text:p text:style-name="a798" text:class-names="" text:cond-style-name=""><text:span text:style-name="a797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8" draw:id="id122">
        <svg:desc/>
        <draw:custom-shape svg:width="10.0208in" svg:height="0.70833in" draw:id="id128" draw:layer="Master1-bg" draw:style-name="a833" draw:transform="translate(-5.0104in -0.35417in) rotate(-6.23539) translate(4.98956in 0.57639in)" draw:name="Полилиния 9"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29" draw:layer="Master1-bg" draw:style-name="a836" draw:transform="translate(-5.01738in -0.28932in) rotate(-6.23539) translate(5.00172in 0.59168in)" draw:name="Полилиния 10"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23" presentation:style-name="a804" draw:name="Вертикальный заголовок 1" svg:x="7.25in" svg:y="1in" svg:width="2.25in" svg:height="5.69965in" presentation:class="title" presentation:placeholder="false">
        <draw:text-box>
          <text:p text:style-name="a803" text:class-names="" text:cond-style-name=""><text:span text:style-name="a801" text:class-names="">Образец заголовка</text:span><text:span text:style-name="a802" text:class-names=""/></text:p>
        </draw:text-box>
        <svg:desc/>
      </draw:frame>
      <draw:frame draw:id="id124" presentation:style-name="a821" draw:name="Вертикальный текст 2" svg:x="0.5in" svg:y="1in" svg:width="6.58333in" svg:height="5.69965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Образец текста</text:span></text:p>
            </text:list-item>
          </text:list>
          <text:list text:style-name="a810">
            <text:list-item>
              <text:list text:style-name="a810">
                <text:list-item>
                  <text:p text:style-name="a809" text:class-names="" text:cond-style-name=""><text:span text:style-name="a808" text:class-names="">Второй уровень</text:span></text:p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p text:style-name="a812" text:class-names="" text:cond-style-name=""><text:span text:style-name="a8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list text:style-name="a816">
                        <text:list-item>
                          <text:p text:style-name="a815" text:class-names="" text:cond-style-name=""><text:span text:style-name="a8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list text:style-name="a820">
                            <text:list-item>
                              <text:p text:style-name="a819" text:class-names="" text:cond-style-name=""><text:span text:style-name="a817" text:class-names="">Пятый уровень</text:span><text:span text:style-name="a8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5" presentation:style-name="a824" draw:name="Дата 9" svg:x="0.5in" svg:y="6.95139in" svg:width="2.33333in" svg:height="0.39931in" presentation:class="date-time" presentation:placeholder="false">
        <draw:text-box>
          <text:p text:style-name="a823" text:class-names="" text:cond-style-name=""><text:span text:style-name="a822" text:class-names="">Wed Jan 15, 2003. 8am</text:span></text:p>
        </draw:text-box>
        <svg:desc/>
      </draw:frame>
      <draw:frame draw:id="id126" presentation:style-name="a827" draw:name="Нижний колонтитул 21" svg:x="2.91667in" svg:y="6.95139in" svg:width="3.66667in" svg:height="0.39931in" presentation:class="footer" presentation:placeholder="false">
        <draw:text-box>
          <text:p text:style-name="a826" text:class-names="" text:cond-style-name=""><text:span text:style-name="a825" text:class-names="">Mathew J. Reeves, Dept. of Epidemiology, Mich State Univ.</text:span></text:p>
        </draw:text-box>
        <svg:desc/>
      </draw:frame>
      <draw:frame draw:id="id127" presentation:style-name="a830" draw:name="Номер слайда 17" svg:x="8.66667in" svg:y="6.95139in" svg:width="0.83333in" svg:height="0.39931in" presentation:class="page-number" presentation:placeholder="false">
        <draw:text-box>
          <text:p text:style-name="a829" text:class-names="" text:cond-style-name=""><text:span text:style-name="a828" text:class-names=""><text:page-number style:num-format="1" text:fixed="false"/></text:span></text:p>
        </draw:text-box>
        <svg:desc/>
      </draw:frame>
      <presentation:notes style:page-layout-name="pageLayout2" draw:style-name="a865">
        <draw:frame draw:id="id10" presentation:style-name="a839" draw:name="Rectangle 2" svg:x="0in" svg:y="0in" svg:width="3.31076in" svg:height="0.50694in" presentation:class="header" presentation:placeholder="false">
          <draw:text-box>
            <text:p text:style-name="a838" text:class-names="" text:cond-style-name=""><text:span text:style-name="a837" text:class-names=""/></text:p>
          </draw:text-box>
          <svg:desc/>
        </draw:frame>
        <draw:frame draw:id="id11" presentation:style-name="a842" draw:name="Rectangle 3" svg:x="4.32813in" svg:y="0in" svg:width="3.31076in" svg:height="0.50694in" presentation:class="date-time" presentation:placeholder="false">
          <draw:text-box>
            <text:p text:style-name="a841" text:class-names="" text:cond-style-name=""><text:span text:style-name="a840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843" draw:name="Rectangle 4">
          <svg:desc/>
        </draw:page-thumbnail>
        <draw:frame draw:id="id13" presentation:style-name="a858" draw:name="Rectangle 5" svg:x="1.0191in" svg:y="4.81597in" svg:width="5.60069in" svg:height="4.5625in" presentation:class="notes" presentation:placeholder="false">
          <draw:text-box>
            <text:p text:style-name="a845" text:class-names="" text:cond-style-name=""><text:span text:style-name="a844" text:class-names="">Click to edit Master text styles</text:span></text:p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Second level</text:span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p text:style-name="a850" text:class-names="" text:cond-style-name=""><text:span text:style-name="a8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list text:style-name="a854">
                          <text:list-item>
                            <text:p text:style-name="a853" text:class-names="" text:cond-style-name=""><text:span text:style-name="a8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list text:style-name="a857">
                              <text:list-item>
                                <text:p text:style-name="a856" text:class-names="" text:cond-style-name=""><text:span text:style-name="a8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861" draw:name="Rectangle 6" svg:x="0in" svg:y="9.63194in" svg:width="3.31076in" svg:height="0.50694in" presentation:class="footer" presentation:placeholder="false">
          <draw:text-box>
            <text:p text:style-name="a860" text:class-names="" text:cond-style-name=""><text:span text:style-name="a859" text:class-names=""/></text:p>
          </draw:text-box>
          <svg:desc/>
        </draw:frame>
        <draw:frame draw:id="id15" presentation:style-name="a864" draw:name="Rectangle 7" svg:x="4.32813in" svg:y="9.63194in" svg:width="3.31076in" svg:height="0.50694in" presentation:class="page-number" presentation:placeholder="false">
          <draw:text-box>
            <text:p text:style-name="a863" text:class-names="" text:cond-style-name=""><text:span text:style-name="a862" text:class-names=""><text:page-number style:num-format="1" text:fixed="false"/></text:span></text:p>
          </draw:text-box>
          <svg:desc/>
        </draw:frame>
      </presentation:notes>
    </style:master-page>
    <style:master-page style:name="Master1-Layout12-objAndTwoObj-Заголовок,-1-большой-объект-и-2-маленьких-объекта" style:page-layout-name="pageLayout1" draw:style-name="a866">
      <draw:custom-shape svg:x="-0.01042in" svg:y="-0.00868in" svg:width="10.02083in" svg:height="1.13889in" draw:id="id130" draw:layer="Master1-bg" draw:style-name="a870" draw:name="Полилиния 8">
        <svg:desc/>
        <text:p text:style-name="a868" text:class-names="" text:cond-style-name=""><text:span text:style-name="a867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31" draw:layer="Master1-bg" draw:style-name="a874" draw:name="Полилиния 9">
        <svg:desc/>
        <text:p text:style-name="a872" text:class-names="" text:cond-style-name=""><text:span text:style-name="a871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10" draw:id="id132">
        <svg:desc/>
        <draw:custom-shape svg:width="10.0208in" svg:height="0.70833in" draw:id="id140" draw:layer="Master1-bg" draw:style-name="a941" draw:transform="translate(-5.0104in -0.35417in) rotate(-6.23539) translate(4.98956in 0.57639in)" draw:name="Полилиния 11"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41" draw:layer="Master1-bg" draw:style-name="a944" draw:transform="translate(-5.01738in -0.28932in) rotate(-6.23539) translate(5.00172in 0.59168in)" draw:name="Полилиния 12"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33" presentation:style-name="a878" draw:name="Заголовок 1" svg:x="0.62847in" svg:y="0.33333in" svg:width="8.75in" svg:height="1.32986in" presentation:class="title" presentation:placeholder="false">
        <draw:text-box>
          <text:p text:style-name="a877" text:class-names="" text:cond-style-name=""><text:span text:style-name="a875" text:class-names="">Образец заголовка</text:span><text:span text:style-name="a876" text:class-names=""/></text:p>
        </draw:text-box>
        <svg:desc/>
      </draw:frame>
      <draw:frame draw:id="id134" presentation:style-name="a895" draw:name="Содержимое 2" svg:x="0.61979in" svg:y="1.91667in" svg:width="4.29167in" svg:height="4.66667in" presentation:class="object" presentation:placeholder="false">
        <draw:text-box>
          <text:list text:style-name="a881">
            <text:list-item>
              <text:p text:style-name="a880" text:class-names="" text:cond-style-name=""><text:span text:style-name="a879" text:class-names="">Образец текста</text:span></text:p>
            </text:list-item>
          </text:list>
          <text:list text:style-name="a884">
            <text:list-item>
              <text:list text:style-name="a884">
                <text:list-item>
                  <text:p text:style-name="a883" text:class-names="" text:cond-style-name=""><text:span text:style-name="a882" text:class-names="">Второй уровень</text:span></text:p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p text:style-name="a886" text:class-names="" text:cond-style-name=""><text:span text:style-name="a8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p text:style-name="a889" text:class-names="" text:cond-style-name=""><text:span text:style-name="a8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list text:style-name="a894">
                            <text:list-item>
                              <text:p text:style-name="a893" text:class-names="" text:cond-style-name=""><text:span text:style-name="a891" text:class-names="">Пятый уровень</text:span><text:span text:style-name="a8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5" presentation:style-name="a912" draw:name="Содержимое 3" svg:x="5.07813in" svg:y="1.91667in" svg:width="4.29167in" svg:height="2.25in" presentation:class="object" presentation:placeholder="false">
        <draw:text-box>
          <text:list text:style-name="a898">
            <text:list-item>
              <text:p text:style-name="a897" text:class-names="" text:cond-style-name=""><text:span text:style-name="a896" text:class-names="">Образец текста</text:span></text:p>
            </text:list-item>
          </text:list>
          <text:list text:style-name="a901">
            <text:list-item>
              <text:list text:style-name="a901">
                <text:list-item>
                  <text:p text:style-name="a900" text:class-names="" text:cond-style-name=""><text:span text:style-name="a899" text:class-names="">Второй уровень</text:span></text:p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p text:style-name="a903" text:class-names="" text:cond-style-name=""><text:span text:style-name="a90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p text:style-name="a906" text:class-names="" text:cond-style-name=""><text:span text:style-name="a90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1">
            <text:list-item>
              <text:list text:style-name="a911">
                <text:list-item>
                  <text:list text:style-name="a911">
                    <text:list-item>
                      <text:list text:style-name="a911">
                        <text:list-item>
                          <text:list text:style-name="a911">
                            <text:list-item>
                              <text:p text:style-name="a910" text:class-names="" text:cond-style-name=""><text:span text:style-name="a908" text:class-names="">Пятый уровень</text:span><text:span text:style-name="a9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6" presentation:style-name="a929" draw:name="Содержимое 4" svg:x="5.07813in" svg:y="4.33333in" svg:width="4.29167in" svg:height="2.25in" presentation:class="object" presentation:placeholder="false">
        <draw:text-box>
          <text:list text:style-name="a915">
            <text:list-item>
              <text:p text:style-name="a914" text:class-names="" text:cond-style-name=""><text:span text:style-name="a913" text:class-names="">Образец текста</text:span></text:p>
            </text:list-item>
          </text:list>
          <text:list text:style-name="a918">
            <text:list-item>
              <text:list text:style-name="a918">
                <text:list-item>
                  <text:p text:style-name="a917" text:class-names="" text:cond-style-name=""><text:span text:style-name="a916" text:class-names="">Второй уровень</text:span></text:p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p text:style-name="a920" text:class-names="" text:cond-style-name=""><text:span text:style-name="a91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p text:style-name="a923" text:class-names="" text:cond-style-name=""><text:span text:style-name="a92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5" text:class-names="">Пятый уровень</text:span><text:span text:style-name="a9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7" presentation:style-name="a932" draw:name="Дата 5" svg:x="0.66667in" svg:y="6.82986in" svg:width="2.16667in" svg:height="0.52083in" presentation:class="date-time" presentation:placeholder="false">
        <draw:text-box>
          <text:p text:style-name="a931" text:class-names="" text:cond-style-name=""><text:span text:style-name="a930" text:class-names="">Wed Jan 15, 2003. 8am</text:span></text:p>
        </draw:text-box>
        <svg:desc/>
      </draw:frame>
      <draw:frame draw:id="id138" presentation:style-name="a935" draw:name="Нижний колонтитул 6" svg:x="3.41667in" svg:y="6.82986in" svg:width="3.16667in" svg:height="0.52083in" presentation:class="footer" presentation:placeholder="false">
        <draw:text-box>
          <text:p text:style-name="a934" text:class-names="" text:cond-style-name=""><text:span text:style-name="a933" text:class-names="">Mathew J. Reeves, Dept. of Epidemiology, Mich State Univ.</text:span></text:p>
        </draw:text-box>
        <svg:desc/>
      </draw:frame>
      <draw:frame draw:id="id139" presentation:style-name="a938" draw:name="Номер слайда 7" svg:x="7.16667in" svg:y="6.82986in" svg:width="2.16667in" svg:height="0.52083in" presentation:class="page-number" presentation:placeholder="false">
        <draw:text-box>
          <text:p text:style-name="a937" text:class-names="" text:cond-style-name=""><text:span text:style-name="a936" text:class-names=""><text:page-number style:num-format="1" text:fixed="false"/></text:span></text:p>
        </draw:text-box>
        <svg:desc/>
      </draw:frame>
      <presentation:notes style:page-layout-name="pageLayout2" draw:style-name="a973">
        <draw:frame draw:id="id10" presentation:style-name="a947" draw:name="Rectangle 2" svg:x="0in" svg:y="0in" svg:width="3.31076in" svg:height="0.5069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desc/>
        </draw:frame>
        <draw:frame draw:id="id11" presentation:style-name="a950" draw:name="Rectangle 3" svg:x="4.32813in" svg:y="0in" svg:width="3.31076in" svg:height="0.50694in" presentation:class="date-time" presentation:placeholder="false">
          <draw:text-box>
            <text:p text:style-name="a949" text:class-names="" text:cond-style-name=""><text:span text:style-name="a948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951" draw:name="Rectangle 4">
          <svg:desc/>
        </draw:page-thumbnail>
        <draw:frame draw:id="id13" presentation:style-name="a966" draw:name="Rectangle 5" svg:x="1.0191in" svg:y="4.81597in" svg:width="5.60069in" svg:height="4.5625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969" draw:name="Rectangle 6" svg:x="0in" svg:y="9.63194in" svg:width="3.31076in" svg:height="0.50694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desc/>
        </draw:frame>
        <draw:frame draw:id="id15" presentation:style-name="a972" draw:name="Rectangle 7" svg:x="4.32813in" svg:y="9.63194in" svg:width="3.31076in" svg:height="0.50694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desc/>
        </draw:frame>
      </presentation:notes>
    </style:master-page>
    <style:master-page style:name="Master1-Layout13-txAndObj-Заголовок,-текст-и-объект" style:page-layout-name="pageLayout1" draw:style-name="a974">
      <draw:custom-shape svg:x="-0.01042in" svg:y="-0.00868in" svg:width="10.02083in" svg:height="1.13889in" draw:id="id142" draw:layer="Master1-bg" draw:style-name="a978" draw:name="Полилиния 7">
        <svg:desc/>
        <text:p text:style-name="a976" text:class-names="" text:cond-style-name=""><text:span text:style-name="a97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43" draw:layer="Master1-bg" draw:style-name="a982" draw:name="Полилиния 8">
        <svg:desc/>
        <text:p text:style-name="a980" text:class-names="" text:cond-style-name=""><text:span text:style-name="a97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9" draw:id="id144">
        <svg:desc/>
        <draw:custom-shape svg:width="10.0208in" svg:height="0.70833in" draw:id="id151" draw:layer="Master1-bg" draw:style-name="a1032" draw:transform="translate(-5.0104in -0.35417in) rotate(-6.23539) translate(4.98956in 0.57639in)" draw:name="Полилиния 10">
          <svg:desc/>
          <text:p text:style-name="a1031" text:class-names="" text:cond-style-name=""><text:span text:style-name="a1030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52" draw:layer="Master1-bg" draw:style-name="a1035" draw:transform="translate(-5.01738in -0.28932in) rotate(-6.23539) translate(5.00172in 0.59168in)" draw:name="Полилиния 11"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45" presentation:style-name="a986" draw:name="Заголовок 1" svg:x="0.62847in" svg:y="0.33333in" svg:width="8.75in" svg:height="1.32986in" presentation:class="title" presentation:placeholder="false">
        <draw:text-box>
          <text:p text:style-name="a985" text:class-names="" text:cond-style-name=""><text:span text:style-name="a983" text:class-names="">Образец заголовка</text:span><text:span text:style-name="a984" text:class-names=""/></text:p>
        </draw:text-box>
        <svg:desc/>
      </draw:frame>
      <draw:frame draw:id="id146" presentation:style-name="a1003" draw:name="Текст 2" svg:x="0.61979in" svg:y="1.91667in" svg:width="4.29167in" svg:height="4.66667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Образец текста</text:span></text:p>
            </text:list-item>
          </text:list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Второй уровень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list text:style-name="a1002">
                            <text:list-item>
                              <text:p text:style-name="a1001" text:class-names="" text:cond-style-name=""><text:span text:style-name="a999" text:class-names="">Пятый уровень</text:span><text:span text:style-name="a10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47" presentation:style-name="a1020" draw:name="Содержимое 3" svg:x="5.07813in" svg:y="1.91667in" svg:width="4.29167in" svg:height="4.66667in" presentation:class="object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Образец текста</text:span></text:p>
            </text:list-item>
          </text:list>
          <text:list text:style-name="a1009">
            <text:list-item>
              <text:list text:style-name="a1009">
                <text:list-item>
                  <text:p text:style-name="a1008" text:class-names="" text:cond-style-name=""><text:span text:style-name="a1007" text:class-names="">Второй уровень</text:span></text:p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p text:style-name="a1011" text:class-names="" text:cond-style-name=""><text:span text:style-name="a10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p text:style-name="a1014" text:class-names="" text:cond-style-name=""><text:span text:style-name="a10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list text:style-name="a1019">
                        <text:list-item>
                          <text:list text:style-name="a1019">
                            <text:list-item>
                              <text:p text:style-name="a1018" text:class-names="" text:cond-style-name=""><text:span text:style-name="a1016" text:class-names="">Пятый уровень</text:span><text:span text:style-name="a10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48" presentation:style-name="a1023" draw:name="Дата 4" svg:x="0.66667in" svg:y="6.82986in" svg:width="2.16667in" svg:height="0.52083in" presentation:class="date-time" presentation:placeholder="false">
        <draw:text-box>
          <text:p text:style-name="a1022" text:class-names="" text:cond-style-name=""><text:span text:style-name="a1021" text:class-names="">Wed Jan 15, 2003. 8am</text:span></text:p>
        </draw:text-box>
        <svg:desc/>
      </draw:frame>
      <draw:frame draw:id="id149" presentation:style-name="a1026" draw:name="Нижний колонтитул 5" svg:x="3.41667in" svg:y="6.82986in" svg:width="3.16667in" svg:height="0.52083in" presentation:class="footer" presentation:placeholder="false">
        <draw:text-box>
          <text:p text:style-name="a1025" text:class-names="" text:cond-style-name=""><text:span text:style-name="a1024" text:class-names="">Mathew J. Reeves, Dept. of Epidemiology, Mich State Univ.</text:span></text:p>
        </draw:text-box>
        <svg:desc/>
      </draw:frame>
      <draw:frame draw:id="id150" presentation:style-name="a1029" draw:name="Номер слайда 6" svg:x="7.16667in" svg:y="6.82986in" svg:width="2.16667in" svg:height="0.52083in" presentation:class="page-number" presentation:placeholder="false">
        <draw:text-box>
          <text:p text:style-name="a1028" text:class-names="" text:cond-style-name=""><text:span text:style-name="a1027" text:class-names=""><text:page-number style:num-format="1" text:fixed="false"/></text:span></text:p>
        </draw:text-box>
        <svg:desc/>
      </draw:frame>
      <presentation:notes style:page-layout-name="pageLayout2" draw:style-name="a1064">
        <draw:frame draw:id="id10" presentation:style-name="a1038" draw:name="Rectangle 2" svg:x="0in" svg:y="0in" svg:width="3.31076in" svg:height="0.50694in" presentation:class="header" presentation:placeholder="false">
          <draw:text-box>
            <text:p text:style-name="a1037" text:class-names="" text:cond-style-name=""><text:span text:style-name="a1036" text:class-names=""/></text:p>
          </draw:text-box>
          <svg:desc/>
        </draw:frame>
        <draw:frame draw:id="id11" presentation:style-name="a1041" draw:name="Rectangle 3" svg:x="4.32813in" svg:y="0in" svg:width="3.31076in" svg:height="0.50694in" presentation:class="date-time" presentation:placeholder="false">
          <draw:text-box>
            <text:p text:style-name="a1040" text:class-names="" text:cond-style-name=""><text:span text:style-name="a1039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1042" draw:name="Rectangle 4">
          <svg:desc/>
        </draw:page-thumbnail>
        <draw:frame draw:id="id13" presentation:style-name="a1057" draw:name="Rectangle 5" svg:x="1.0191in" svg:y="4.81597in" svg:width="5.60069in" svg:height="4.5625in" presentation:class="notes" presentation:placeholder="false">
          <draw:text-box>
            <text:p text:style-name="a1044" text:class-names="" text:cond-style-name=""><text:span text:style-name="a1043" text:class-names="">Click to edit Master text styles</text:span></text:p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Second level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p text:style-name="a1049" text:class-names="" text:cond-style-name=""><text:span text:style-name="a10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list text:style-name="a1053">
                      <text:list-item>
                        <text:list text:style-name="a1053">
                          <text:list-item>
                            <text:p text:style-name="a1052" text:class-names="" text:cond-style-name=""><text:span text:style-name="a10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list text:style-name="a1056">
                          <text:list-item>
                            <text:list text:style-name="a1056">
                              <text:list-item>
                                <text:p text:style-name="a1055" text:class-names="" text:cond-style-name=""><text:span text:style-name="a10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1060" draw:name="Rectangle 6" svg:x="0in" svg:y="9.63194in" svg:width="3.31076in" svg:height="0.50694in" presentation:class="footer" presentation:placeholder="false">
          <draw:text-box>
            <text:p text:style-name="a1059" text:class-names="" text:cond-style-name=""><text:span text:style-name="a1058" text:class-names=""/></text:p>
          </draw:text-box>
          <svg:desc/>
        </draw:frame>
        <draw:frame draw:id="id15" presentation:style-name="a1063" draw:name="Rectangle 7" svg:x="4.32813in" svg:y="9.63194in" svg:width="3.31076in" svg:height="0.50694in" presentation:class="page-number" presentation:placeholder="false">
          <draw:text-box>
            <text:p text:style-name="a1062" text:class-names="" text:cond-style-name=""><text:span text:style-name="a1061" text:class-names=""><text:page-number style:num-format="1" text:fixed="false"/></text:span></text:p>
          </draw:text-box>
          <svg:desc/>
        </draw:frame>
      </presentation:notes>
    </style:master-page>
    <style:master-page style:name="Master1-Layout14-tbl-Заголовок-и-таблица" style:page-layout-name="pageLayout1" draw:style-name="a1065">
      <draw:custom-shape svg:x="-0.01042in" svg:y="-0.00868in" svg:width="10.02083in" svg:height="1.13889in" draw:id="id153" draw:layer="Master1-bg" draw:style-name="a1069" draw:name="Полилиния 6">
        <svg:desc/>
        <text:p text:style-name="a1067" text:class-names="" text:cond-style-name=""><text:span text:style-name="a1066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54" draw:layer="Master1-bg" draw:style-name="a1073" draw:name="Полилиния 7">
        <svg:desc/>
        <text:p text:style-name="a1071" text:class-names="" text:cond-style-name=""><text:span text:style-name="a1070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8" draw:id="id155">
        <svg:desc/>
        <draw:custom-shape svg:width="10.0208in" svg:height="0.70833in" draw:id="id161" draw:layer="Master1-bg" draw:style-name="a1094" draw:transform="translate(-5.0104in -0.35417in) rotate(-6.23539) translate(4.98956in 0.57639in)" draw:name="Полилиния 9"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62" draw:layer="Master1-bg" draw:style-name="a1097" draw:transform="translate(-5.01738in -0.28932in) rotate(-6.23539) translate(5.00172in 0.59168in)" draw:name="Полилиния 10"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56" presentation:style-name="a1077" draw:name="Заголовок 1" svg:x="0.62847in" svg:y="0.33333in" svg:width="8.75in" svg:height="1.32986in" presentation:class="title" presentation:placeholder="false">
        <draw:text-box>
          <text:p text:style-name="a1076" text:class-names="" text:cond-style-name=""><text:span text:style-name="a1074" text:class-names="">Образец заголовка</text:span><text:span text:style-name="a1075" text:class-names=""/></text:p>
        </draw:text-box>
        <svg:desc/>
      </draw:frame>
      <draw:frame draw:id="id157" presentation:style-name="a1082" draw:name="Таблица 2" svg:x="0.61979in" svg:y="1.91667in" svg:width="8.75in" svg:height="4.66667in" presentation:class="table" presentation:placeholder="false">
        <draw:text-box>
          <text:list text:style-name="a1081">
            <text:list-item>
              <text:p text:style-name="a1080" text:class-names="" text:cond-style-name=""><text:span text:style-name="a1078" text:class-names="">Вставка таблицы</text:span><text:span text:style-name="a1079" text:class-names=""/></text:p>
            </text:list-item>
          </text:list>
        </draw:text-box>
        <svg:desc/>
      </draw:frame>
      <draw:frame draw:id="id158" presentation:style-name="a1085" draw:name="Дата 3" svg:x="0.66667in" svg:y="6.82986in" svg:width="2.16667in" svg:height="0.52083in" presentation:class="date-time" presentation:placeholder="false">
        <draw:text-box>
          <text:p text:style-name="a1084" text:class-names="" text:cond-style-name=""><text:span text:style-name="a1083" text:class-names="">Wed Jan 15, 2003. 8am</text:span></text:p>
        </draw:text-box>
        <svg:desc/>
      </draw:frame>
      <draw:frame draw:id="id159" presentation:style-name="a1088" draw:name="Нижний колонтитул 4" svg:x="3.41667in" svg:y="6.82986in" svg:width="3.16667in" svg:height="0.52083in" presentation:class="footer" presentation:placeholder="false">
        <draw:text-box>
          <text:p text:style-name="a1087" text:class-names="" text:cond-style-name=""><text:span text:style-name="a1086" text:class-names="">Mathew J. Reeves, Dept. of Epidemiology, Mich State Univ.</text:span></text:p>
        </draw:text-box>
        <svg:desc/>
      </draw:frame>
      <draw:frame draw:id="id160" presentation:style-name="a1091" draw:name="Номер слайда 5" svg:x="7.16667in" svg:y="6.82986in" svg:width="2.16667in" svg:height="0.52083in" presentation:class="page-number" presentation:placeholder="false">
        <draw:text-box>
          <text:p text:style-name="a1090" text:class-names="" text:cond-style-name=""><text:span text:style-name="a1089" text:class-names=""><text:page-number style:num-format="1" text:fixed="false"/></text:span></text:p>
        </draw:text-box>
        <svg:desc/>
      </draw:frame>
      <presentation:notes style:page-layout-name="pageLayout2" draw:style-name="a1126">
        <draw:frame draw:id="id10" presentation:style-name="a1100" draw:name="Rectangle 2" svg:x="0in" svg:y="0in" svg:width="3.31076in" svg:height="0.50694in" presentation:class="header" presentation:placeholder="false">
          <draw:text-box>
            <text:p text:style-name="a1099" text:class-names="" text:cond-style-name=""><text:span text:style-name="a1098" text:class-names=""/></text:p>
          </draw:text-box>
          <svg:desc/>
        </draw:frame>
        <draw:frame draw:id="id11" presentation:style-name="a1103" draw:name="Rectangle 3" svg:x="4.32813in" svg:y="0in" svg:width="3.31076in" svg:height="0.50694in" presentation:class="date-time" presentation:placeholder="false">
          <draw:text-box>
            <text:p text:style-name="a1102" text:class-names="" text:cond-style-name=""><text:span text:style-name="a1101" text:class-names=""/></text:p>
          </draw:text-box>
          <svg:desc/>
        </draw:frame>
        <draw:page-thumbnail svg:x="1.28472in" svg:y="0.76042in" svg:width="5.06944in" svg:height="3.80208in" presentation:class="page" draw:id="id12" presentation:style-name="a1104" draw:name="Rectangle 4">
          <svg:desc/>
        </draw:page-thumbnail>
        <draw:frame draw:id="id13" presentation:style-name="a1119" draw:name="Rectangle 5" svg:x="1.0191in" svg:y="4.81597in" svg:width="5.60069in" svg:height="4.5625in" presentation:class="notes" presentation:placeholder="false">
          <draw:text-box>
            <text:p text:style-name="a1106" text:class-names="" text:cond-style-name=""><text:span text:style-name="a1105" text:class-names="">Click to edit Master text styles</text:span></text:p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7" text:class-names="">Second level</text:span></text:p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list text:style-name="a1112">
                      <text:list-item>
                        <text:p text:style-name="a1111" text:class-names="" text:cond-style-name=""><text:span text:style-name="a11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list text:style-name="a1115">
                          <text:list-item>
                            <text:p text:style-name="a1114" text:class-names="" text:cond-style-name=""><text:span text:style-name="a11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list text:style-name="a1118">
                              <text:list-item>
                                <text:p text:style-name="a1117" text:class-names="" text:cond-style-name=""><text:span text:style-name="a11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1122" draw:name="Rectangle 6" svg:x="0in" svg:y="9.63194in" svg:width="3.31076in" svg:height="0.50694in" presentation:class="footer" presentation:placeholder="false">
          <draw:text-box>
            <text:p text:style-name="a1121" text:class-names="" text:cond-style-name=""><text:span text:style-name="a1120" text:class-names=""/></text:p>
          </draw:text-box>
          <svg:desc/>
        </draw:frame>
        <draw:frame draw:id="id15" presentation:style-name="a1125" draw:name="Rectangle 7" svg:x="4.32813in" svg:y="9.63194in" svg:width="3.31076in" svg:height="0.50694in" presentation:class="page-number" presentation:placeholder="false">
          <draw:text-box>
            <text:p text:style-name="a1124" text:class-names="" text:cond-style-name=""><text:span text:style-name="a1123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1127">
      <draw:frame draw:id="id163" presentation:style-name="a1130" draw:name="Rectangle 2" svg:x="0in" svg:y="0in" svg:width="3.31076in" svg:height="0.50694in" presentation:class="header" presentation:placeholder="false">
        <draw:text-box>
          <text:p text:style-name="a1129" text:class-names="" text:cond-style-name=""><text:span text:style-name="a1128" text:class-names=""/></text:p>
        </draw:text-box>
        <svg:desc/>
      </draw:frame>
      <draw:frame draw:id="id164" presentation:style-name="a1133" draw:name="Rectangle 3" svg:x="4.32813in" svg:y="0in" svg:width="3.31076in" svg:height="0.50694in" presentation:class="date-time" presentation:placeholder="false">
        <draw:text-box>
          <text:p text:style-name="a1132" text:class-names="" text:cond-style-name=""><text:span text:style-name="a1131" text:class-names=""/></text:p>
        </draw:text-box>
        <svg:desc/>
      </draw:frame>
      <draw:frame draw:id="id165" presentation:style-name="a1136" draw:name="Rectangle 4" svg:x="0in" svg:y="9.63194in" svg:width="3.31076in" svg:height="0.50694in" presentation:class="footer" presentation:placeholder="false">
        <draw:text-box>
          <text:p text:style-name="a1135" text:class-names="" text:cond-style-name=""><text:span text:style-name="a1134" text:class-names=""/></text:p>
        </draw:text-box>
        <svg:desc/>
      </draw:frame>
      <draw:frame draw:id="id166" presentation:style-name="a1139" draw:name="Rectangle 5" svg:x="4.32813in" svg:y="9.63194in" svg:width="3.31076in" svg:height="0.50694in" presentation:class="page-number" presentation:placeholder="false">
        <draw:text-box>
          <text:p text:style-name="a1138" text:class-names="" text:cond-style-name=""><text:span text:style-name="a1137" text:class-names=""><text:page-number style:num-format="1" text:fixed="false"/></text:span></text:p>
        </draw:text-box>
        <svg:desc/>
      </draw:frame>
      <draw:page-thumbnail draw:page-number="1" svg:x="0.61285in" svg:y="1.01389in" svg:width="2.97396in" svg:height="2.2309in"/>
      <draw:page-thumbnail draw:page-number="2" svg:x="4.05035in" svg:y="1.01389in" svg:width="2.97396in" svg:height="2.2309in"/>
      <draw:page-thumbnail draw:page-number="3" svg:x="0.61285in" svg:y="3.95313in" svg:width="2.97396in" svg:height="2.2309in"/>
      <draw:page-thumbnail draw:page-number="4" svg:x="4.05035in" svg:y="3.95313in" svg:width="2.97396in" svg:height="2.2309in"/>
      <draw:page-thumbnail draw:page-number="5" svg:x="0.61285in" svg:y="6.89236in" svg:width="2.97396in" svg:height="2.2309in"/>
      <draw:page-thumbnail draw:page-number="6" svg:x="4.05035in" svg:y="6.89236in" svg:width="2.97396in" svg:height="2.230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Lecture 3 Frequency  How do we measure disease?, define risks?, and then make use of this information?</dc:title>
    <meta:initial-creator>Department of Epidemiology</meta:initial-creator>
    <dc:creator>Марина</dc:creator>
    <meta:creation-date>2002-11-06T16:42:24Z</meta:creation-date>
    <dc:date>2017-11-14T06:07:10Z</dc:date>
    <meta:template xlink:href="lecture" xlink:type="simple"/>
    <meta:editing-cycles>81</meta:editing-cycles>
    <meta:editing-duration>PT179682S</meta:editing-duration>
    <meta:document-statistic meta:paragraph-count="100" meta:word-count="383"/>
  </office:meta>
</office:document-meta>
</file>